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07477" officeooo:paragraph-rsid="00107477"/>
    </style:style>
    <style:style style:name="P2" style:family="paragraph" style:parent-style-name="Standard">
      <style:text-properties officeooo:rsid="00107477" officeooo:paragraph-rsid="00121bc6"/>
    </style:style>
    <style:style style:name="P3" style:family="paragraph" style:parent-style-name="Standard">
      <style:text-properties officeooo:rsid="00121bc6" officeooo:paragraph-rsid="00121bc6"/>
    </style:style>
    <style:style style:name="P4" style:family="paragraph" style:parent-style-name="Standard">
      <style:text-properties fo:font-size="12pt" officeooo:rsid="00107477" officeooo:paragraph-rsid="00107477" style:font-size-asian="12pt" style:font-size-complex="12pt"/>
    </style:style>
    <style:style style:name="P5" style:family="paragraph" style:parent-style-name="Standard">
      <style:text-properties fo:font-size="12pt" officeooo:rsid="00107477" officeooo:paragraph-rsid="00121bc6" style:font-size-asian="12pt" style:font-size-complex="12pt"/>
    </style:style>
    <style:style style:name="P6" style:family="paragraph" style:parent-style-name="Standard">
      <style:text-properties officeooo:rsid="0012571b" officeooo:paragraph-rsid="0012571b"/>
    </style:style>
    <style:style style:name="P7" style:family="paragraph" style:parent-style-name="Standard">
      <style:text-properties officeooo:rsid="001432ae" officeooo:paragraph-rsid="001432ae"/>
    </style:style>
    <style:style style:name="P8" style:family="paragraph" style:parent-style-name="Standard">
      <style:paragraph-properties fo:text-align="center" style:justify-single-word="false"/>
      <style:text-properties fo:font-size="17.1000003814697pt" officeooo:rsid="001432ae" officeooo:paragraph-rsid="001432ae" style:font-size-asian="15pt" style:font-size-complex="17.1000003814697pt"/>
    </style:style>
    <style:style style:name="P9" style:family="paragraph" style:parent-style-name="Standard">
      <style:text-properties officeooo:rsid="0015634b" officeooo:paragraph-rsid="0015634b"/>
    </style:style>
    <style:style style:name="P10" style:family="paragraph" style:parent-style-name="Standard">
      <style:text-properties officeooo:rsid="00170a17" officeooo:paragraph-rsid="00170a17"/>
    </style:style>
    <style:style style:name="P11" style:family="paragraph" style:parent-style-name="Standard">
      <style:text-properties officeooo:rsid="00107477" officeooo:paragraph-rsid="00107477"/>
    </style:style>
    <style:style style:name="P1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Droid Sans Fallback" style:font-size-complex="18pt" style:font-style-complex="normal" style:font-weight-complex="normal" style:text-emphasize="none" style:font-relief="none" style:text-overline-style="none" style:text-overline-color="font-color"/>
    </style:style>
    <style:style style:name="T1" style:family="text">
      <style:text-properties style:font-size-asian="10.5pt"/>
    </style:style>
    <style:style style:name="T2" style:family="text">
      <style:text-properties officeooo:rsid="00121bc6" style:font-size-asian="10.5pt"/>
    </style:style>
    <style:style style:name="T3" style:family="text">
      <style:text-properties officeooo:rsid="0012571b" style:font-size-asian="10.5pt"/>
    </style:style>
    <style:style style:name="T4" style:family="text">
      <style:text-properties officeooo:rsid="001432ae" style:font-size-asian="10.5pt"/>
    </style:style>
    <style:style style:name="T5" style:family="text">
      <style:text-properties fo:font-size="15pt" style:font-size-asian="15pt" style:font-size-complex="15pt"/>
    </style:style>
    <style:style style:name="T6" style:family="text">
      <style:text-properties fo:font-size="15pt" style:font-size-asian="13.1000003814697pt" style:font-size-complex="15pt"/>
    </style:style>
    <style:style style:name="T7" style:family="text">
      <style:text-properties fo:font-size="15pt" officeooo:rsid="0012571b" style:font-size-asian="13.1000003814697pt" style:font-size-complex="15pt"/>
    </style:style>
    <style:style style:name="T8" style:family="text">
      <style:text-properties fo:font-size="15pt" officeooo:rsid="001432ae" style:font-size-asian="13.1000003814697pt" style:font-size-complex="15pt"/>
    </style:style>
    <style:style style:name="T9" style:family="text">
      <style:text-properties fo:font-size="10.5pt" style:font-size-asian="10.5pt" style:font-size-complex="10.5pt"/>
    </style:style>
    <style:style style:name="T10" style:family="text">
      <style:text-properties fo:font-size="10.5pt" officeooo:rsid="001432ae" style:font-size-asian="10.5pt" style:font-size-complex="10.5pt"/>
    </style:style>
    <style:style style:name="T11" style:family="text">
      <style:text-properties officeooo:rsid="0015634b"/>
    </style:style>
    <style:style style:name="T12" style:family="text">
      <style:text-properties officeooo:rsid="00170a17"/>
    </style:style>
    <style:style style:name="T13" style:family="text">
      <style:text-properties fo:font-variant="normal" fo:text-transform="none" fo:color="#000000" style:text-outline="false" style:text-line-through-style="none" style:text-line-through-type="none" style:font-name="Times New Roman" fo:font-size="12pt" fo:font-style="normal" fo:text-shadow="none" style:text-underline-style="none" fo:font-weight="normal" style:letter-kerning="true" style:font-name-asian="Times New Roman" style:font-size-asian="12pt" style:font-style-asian="normal" style:font-weight-asian="normal" style:font-name-complex="Times New Roman"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outline="false" style:text-line-through-style="none" style:text-line-through-type="none" style:font-name="Times New Roman" fo:font-size="10pt" fo:font-style="normal" fo:text-shadow="none" style:text-underline-style="none" fo:font-weight="normal" style:letter-kerning="true" style:font-name-asian="Times New Roman" style:font-size-asian="10pt" style:font-style-asian="normal" style:font-weight-asian="normal" style:font-name-complex="Times New Roman"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Times New Roman" fo:font-size="14pt" fo:font-style="normal" fo:text-shadow="none" style:text-underline-style="none" fo:font-weight="normal" style:letter-kerning="true" style:font-name-asian="Times New Roman"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Times New Roman" fo:font-size="8pt" fo:font-style="normal" fo:text-shadow="none" style:text-underline-style="none" fo:font-weight="normal" style:letter-kerning="true" style:font-name-asian="Times New Roman" style:font-size-asian="8pt" style:font-style-asian="normal" style:font-weight-asian="normal" style:font-name-complex="Times New Roman" style:font-size-complex="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style:run-through="foreground"/>
    </style:style>
    <style:style style:name="gr3" style:family="graphic" style:list-style-name="L49">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list-style-name="L50">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5" style:family="graphic" style:list-style-name="L5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6" style:family="graphic" style:list-style-name="L5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list-style-name="L5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8" style:family="graphic" style:list-style-name="L5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658cm" fo:padding-top="0.071cm" fo:padding-bottom="0.071cm" fo:padding-left="0.071cm" fo:padding-right="0.071cm" draw:shadow="hidden" draw:shadow-offset-x="0.199cm" draw:shadow-offset-y="0.199cm" draw:shadow-color="#808080" style:run-through="foreground"/>
    </style:style>
    <style:style style:name="gr9" style:family="graphic" style:list-style-name="L5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0" style:family="graphic" style:list-style-name="L5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1" style:family="graphic" style:list-style-name="L5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2" style:family="graphic" style:list-style-name="L5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3" style:family="graphic" style:list-style-name="L5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4" style:family="graphic" style:list-style-name="L6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5" style:family="graphic" style:list-style-name="L61">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6" style:family="graphic" style:list-style-name="L62">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7" style:family="graphic" style:list-style-name="L6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8" style:family="graphic" style:list-style-name="L64">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9" style:family="graphic" style:list-style-name="L65">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20" style:family="graphic" style:list-style-name="L6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21" style:family="graphic" style:list-style-name="L67">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22" style:family="graphic" style:list-style-name="L68">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23" style:family="graphic" style:list-style-name="L6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108cm" fo:padding-top="0.071cm" fo:padding-bottom="0.071cm" fo:padding-left="0.071cm" fo:padding-right="0.071cm" draw:shadow="hidden" draw:shadow-offset-x="0.199cm" draw:shadow-offset-y="0.199cm" draw:shadow-color="#808080" style:run-through="foreground"/>
    </style:style>
    <style:style style:name="gr24" style:family="graphic" style:list-style-name="L70">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25" style:family="graphic" style:list-style-name="L71">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26" style:family="graphic" style:list-style-name="L7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058cm" fo:padding-top="0.071cm" fo:padding-bottom="0.071cm" fo:padding-left="0.071cm" fo:padding-right="0.071cm" draw:shadow="hidden" draw:shadow-offset-x="0.199cm" draw:shadow-offset-y="0.199cm" draw:shadow-color="#808080" style:run-through="foreground"/>
    </style:style>
    <style:style style:name="gr27" style:family="graphic" style:list-style-name="L73">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28" style:family="graphic" style:list-style-name="L74">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29" style:family="graphic" style:list-style-name="L7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57cm" fo:padding-top="0.071cm" fo:padding-bottom="0.071cm" fo:padding-left="0.071cm" fo:padding-right="0.071cm" draw:shadow="hidden" draw:shadow-offset-x="0.199cm" draw:shadow-offset-y="0.199cm" draw:shadow-color="#808080" style:run-through="foreground"/>
    </style:style>
    <style:style style:name="gr30" style:family="graphic" style:list-style-name="L76">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1" style:family="graphic" style:list-style-name="L77">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2" style:family="graphic" style:list-style-name="L78">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3" style:family="graphic" style:list-style-name="L79">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4" style:family="graphic" style:list-style-name="L80">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5" style:family="graphic" style:list-style-name="L81">
      <style:graphic-properties draw:stroke="solid" svg:stroke-width="0.009cm" svg:stroke-color="#4677bf" draw:marker-start="" draw:marker-start-width="0.199cm" draw:marker-start-center="false" draw:marker-end="EndMarker_5f_6"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6" style:family="graphic" style:list-style-name="L82">
      <style:graphic-properties draw:stroke="solid" svg:stroke-width="0.009cm" svg:stroke-color="#4677bf" draw:marker-start="" draw:marker-start-width="0.199cm" draw:marker-start-center="false" draw:marker-end="EndMarker_5f_7"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7" style:family="graphic" style:list-style-name="L83">
      <style:graphic-properties draw:stroke="solid" svg:stroke-width="0.009cm" svg:stroke-color="#4677bf" draw:marker-start="" draw:marker-start-width="0.199cm" draw:marker-start-center="false" draw:marker-end="EndMarker_5f_8"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8" style:family="graphic" style:list-style-name="L84">
      <style:graphic-properties draw:stroke="solid" svg:stroke-width="0.009cm" svg:stroke-color="#4677bf" draw:marker-start="" draw:marker-start-width="0.199cm" draw:marker-start-center="false" draw:marker-end="EndMarker_5f_9"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39" style:family="graphic" style:list-style-name="L85">
      <style:graphic-properties draw:stroke="solid" svg:stroke-width="0.009cm" svg:stroke-color="#4677bf" draw:marker-start="" draw:marker-start-width="0.199cm" draw:marker-start-center="false" draw:marker-end="EndMarker_5f_10"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40" style:family="graphic" style:list-style-name="L86">
      <style:graphic-properties draw:stroke="solid" svg:stroke-width="0.009cm" svg:stroke-color="#4677bf" draw:marker-start="" draw:marker-start-width="0.199cm" draw:marker-start-center="false" draw:marker-end="EndMarker_5f_1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41" style:family="graphic" style:list-style-name="L87">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42" style:family="graphic" style:list-style-name="L88">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43" style:family="graphic" style:list-style-name="L8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44" style:family="graphic" style:list-style-name="L90">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45" style:family="graphic" style:list-style-name="L91">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46" style:family="graphic" style:list-style-name="L9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47" style:family="graphic" style:list-style-name="L93">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48" style:family="graphic" style:list-style-name="L94">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49" style:family="graphic" style:list-style-name="L9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50" style:family="graphic" style:list-style-name="L96">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51" style:family="graphic" style:list-style-name="L97">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52" style:family="graphic" style:list-style-name="L9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53" style:family="graphic" style:list-style-name="L99">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54" style:family="graphic" style:list-style-name="L100">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55" style:family="graphic" style:list-style-name="L10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732cm" fo:padding-top="0.071cm" fo:padding-bottom="0.071cm" fo:padding-left="0.071cm" fo:padding-right="0.071cm" draw:shadow="hidden" draw:shadow-offset-x="0.199cm" draw:shadow-offset-y="0.199cm" draw:shadow-color="#808080" style:run-through="foreground"/>
    </style:style>
    <style:style style:name="gr56" style:family="graphic" style:list-style-name="L10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57" style:family="graphic" style:list-style-name="L10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58" style:family="graphic" style:list-style-name="L10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59" style:family="graphic" style:list-style-name="L10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60" style:family="graphic" style:list-style-name="L10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1" style:family="graphic" style:list-style-name="L10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62" style:family="graphic" style:list-style-name="L10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63" style:family="graphic" style:list-style-name="L10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4" style:family="graphic" style:list-style-name="L11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57cm" fo:padding-top="0.071cm" fo:padding-bottom="0.071cm" fo:padding-left="0.071cm" fo:padding-right="0.071cm" draw:shadow="hidden" draw:shadow-offset-x="0.199cm" draw:shadow-offset-y="0.199cm" draw:shadow-color="#808080" style:run-through="foreground"/>
    </style:style>
    <style:style style:name="gr65" style:family="graphic" style:list-style-name="L111">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6" style:family="graphic" style:list-style-name="L112">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7" style:family="graphic" style:list-style-name="L113">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8" style:family="graphic" style:list-style-name="L114">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69" style:family="graphic" style:list-style-name="L115">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0" style:family="graphic" style:list-style-name="L116">
      <style:graphic-properties draw:stroke="solid" svg:stroke-width="0.009cm" svg:stroke-color="#4677bf" draw:marker-start="" draw:marker-start-width="0.199cm" draw:marker-start-center="false" draw:marker-end="EndMarker_5f_6"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1" style:family="graphic" style:list-style-name="L117">
      <style:graphic-properties draw:stroke="solid" svg:stroke-width="0.009cm" svg:stroke-color="#4677bf" draw:marker-start="" draw:marker-start-width="0.199cm" draw:marker-start-center="false" draw:marker-end="EndMarker_5f_7"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2" style:family="graphic" style:list-style-name="L118">
      <style:graphic-properties draw:stroke="solid" svg:stroke-width="0.009cm" svg:stroke-color="#4677bf" draw:marker-start="" draw:marker-start-width="0.199cm" draw:marker-start-center="false" draw:marker-end="EndMarker_5f_8"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3" style:family="graphic" style:list-style-name="L119">
      <style:graphic-properties draw:stroke="solid" svg:stroke-width="0.009cm" svg:stroke-color="#4677bf" draw:marker-start="" draw:marker-start-width="0.199cm" draw:marker-start-center="false" draw:marker-end="EndMarker_5f_9"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4" style:family="graphic" style:list-style-name="L120">
      <style:graphic-properties draw:stroke="solid" svg:stroke-width="0.009cm" svg:stroke-color="#4677bf" draw:marker-start="" draw:marker-start-width="0.199cm" draw:marker-start-center="false" draw:marker-end="EndMarker_5f_10"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5" style:family="graphic" style:list-style-name="L121">
      <style:graphic-properties draw:stroke="solid" svg:stroke-width="0.009cm" svg:stroke-color="#4677bf" draw:marker-start="" draw:marker-start-width="0.199cm" draw:marker-start-center="false" draw:marker-end="EndMarker_5f_1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6" style:family="graphic" style:list-style-name="L12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77" style:family="graphic" style:list-style-name="L12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78" style:family="graphic" style:list-style-name="L12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79" style:family="graphic" style:list-style-name="L12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80" style:family="graphic" style:list-style-name="L12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81" style:family="graphic" style:list-style-name="L12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82" style:family="graphic" style:list-style-name="L12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83" style:family="graphic" style:list-style-name="L12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84" style:family="graphic" style:list-style-name="L13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85" style:family="graphic" style:list-style-name="L131">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86" style:family="graphic" style:list-style-name="L132">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87" style:family="graphic" style:list-style-name="L13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88" style:family="graphic" style:list-style-name="L134">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list-style-name="L135">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90" style:family="graphic" style:list-style-name="L13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91" style:family="graphic" style:list-style-name="L137">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list-style-name="L138">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93" style:family="graphic" style:list-style-name="L13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94" style:family="graphic" style:list-style-name="L140">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list-style-name="L141">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96" style:family="graphic" style:list-style-name="L14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857cm" fo:padding-top="0.071cm" fo:padding-bottom="0.071cm" fo:padding-left="0.071cm" fo:padding-right="0.071cm" draw:shadow="hidden" draw:shadow-offset-x="0.199cm" draw:shadow-offset-y="0.199cm" draw:shadow-color="#808080" style:run-through="foreground"/>
    </style:style>
    <style:style style:name="gr97" style:family="graphic" style:list-style-name="L143">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list-style-name="L144">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99" style:family="graphic" style:list-style-name="L14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57cm" fo:padding-top="0.071cm" fo:padding-bottom="0.071cm" fo:padding-left="0.071cm" fo:padding-right="0.071cm" draw:shadow="hidden" draw:shadow-offset-x="0.199cm" draw:shadow-offset-y="0.199cm" draw:shadow-color="#808080" style:run-through="foreground"/>
    </style:style>
    <style:style style:name="gr100" style:family="graphic" style:list-style-name="L146">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1" style:family="graphic" style:list-style-name="L147">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2" style:family="graphic" style:list-style-name="L148">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3" style:family="graphic" style:list-style-name="L149">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4" style:family="graphic" style:list-style-name="L150">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5" style:family="graphic" style:list-style-name="L151">
      <style:graphic-properties draw:stroke="solid" svg:stroke-width="0.009cm" svg:stroke-color="#4677bf" draw:marker-start="" draw:marker-start-width="0.199cm" draw:marker-start-center="false" draw:marker-end="EndMarker_5f_6"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6" style:family="graphic" style:list-style-name="L152">
      <style:graphic-properties draw:stroke="solid" svg:stroke-width="0.009cm" svg:stroke-color="#4677bf" draw:marker-start="" draw:marker-start-width="0.199cm" draw:marker-start-center="false" draw:marker-end="EndMarker_5f_7"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7" style:family="graphic" style:list-style-name="L153">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08" style:family="graphic" style:list-style-name="L154">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09" style:family="graphic" style:list-style-name="L15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10" style:family="graphic" style:list-style-name="L156">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11" style:family="graphic" style:list-style-name="L157">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12" style:family="graphic" style:list-style-name="L15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958cm" fo:padding-top="0.071cm" fo:padding-bottom="0.071cm" fo:padding-left="0.071cm" fo:padding-right="0.071cm" draw:shadow="hidden" draw:shadow-offset-x="0.199cm" draw:shadow-offset-y="0.199cm" draw:shadow-color="#808080" style:run-through="foreground"/>
    </style:style>
    <style:style style:name="gr113" style:family="graphic" style:list-style-name="L159">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14" style:family="graphic" style:list-style-name="L160">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15" style:family="graphic" style:list-style-name="L16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295cm" fo:padding-top="0.071cm" fo:padding-bottom="0.071cm" fo:padding-left="0.071cm" fo:padding-right="0.071cm" draw:shadow="hidden" draw:shadow-offset-x="0.199cm" draw:shadow-offset-y="0.199cm" draw:shadow-color="#808080" style:run-through="foreground"/>
    </style:style>
    <style:style style:name="gr116" style:family="graphic" style:list-style-name="L16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17" style:family="graphic" style:list-style-name="L16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18" style:family="graphic" style:list-style-name="L16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19" style:family="graphic" style:list-style-name="L16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20" style:family="graphic" style:list-style-name="L16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1" style:family="graphic" style:list-style-name="L16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22" style:family="graphic" style:list-style-name="L16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23" style:family="graphic" style:list-style-name="L16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4" style:family="graphic" style:list-style-name="L17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57cm" fo:padding-top="0.071cm" fo:padding-bottom="0.071cm" fo:padding-left="0.071cm" fo:padding-right="0.071cm" draw:shadow="hidden" draw:shadow-offset-x="0.199cm" draw:shadow-offset-y="0.199cm" draw:shadow-color="#808080" style:run-through="foreground"/>
    </style:style>
    <style:style style:name="gr125" style:family="graphic" style:list-style-name="L171">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6" style:family="graphic" style:list-style-name="L172">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7" style:family="graphic" style:list-style-name="L173">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8" style:family="graphic" style:list-style-name="L174">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29" style:family="graphic" style:list-style-name="L175">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30" style:family="graphic" style:list-style-name="L176">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31" style:family="graphic" style:list-style-name="L177">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32" style:family="graphic" style:list-style-name="L17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33" style:family="graphic" style:list-style-name="L179">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34" style:family="graphic" style:list-style-name="L180">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35" style:family="graphic" style:list-style-name="L18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36" style:family="graphic" style:list-style-name="L18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37" style:family="graphic" style:list-style-name="L18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38" style:family="graphic" style:list-style-name="L18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58cm" fo:padding-top="0.071cm" fo:padding-bottom="0.071cm" fo:padding-left="0.071cm" fo:padding-right="0.071cm" draw:shadow="hidden" draw:shadow-offset-x="0.199cm" draw:shadow-offset-y="0.199cm" draw:shadow-color="#808080" style:run-through="foreground"/>
    </style:style>
    <style:style style:name="gr139" style:family="graphic" style:list-style-name="L18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40" style:family="graphic" style:list-style-name="L18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41" style:family="graphic" style:list-style-name="L18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909cm" fo:padding-top="0.071cm" fo:padding-bottom="0.071cm" fo:padding-left="0.071cm" fo:padding-right="0.071cm" draw:shadow="hidden" draw:shadow-offset-x="0.199cm" draw:shadow-offset-y="0.199cm" draw:shadow-color="#808080" style:run-through="foreground"/>
    </style:style>
    <style:style style:name="gr142" style:family="graphic" style:list-style-name="L18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43" style:family="graphic" style:list-style-name="L18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44" style:family="graphic" style:list-style-name="L19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909cm" fo:padding-top="0.071cm" fo:padding-bottom="0.071cm" fo:padding-left="0.071cm" fo:padding-right="0.071cm" draw:shadow="hidden" draw:shadow-offset-x="0.199cm" draw:shadow-offset-y="0.199cm" draw:shadow-color="#808080" style:run-through="foreground"/>
    </style:style>
    <style:style style:name="gr145" style:family="graphic" style:list-style-name="L191">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46" style:family="graphic" style:list-style-name="L192">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47" style:family="graphic" style:list-style-name="L19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732cm" fo:padding-top="0.071cm" fo:padding-bottom="0.071cm" fo:padding-left="0.071cm" fo:padding-right="0.071cm" draw:shadow="hidden" draw:shadow-offset-x="0.199cm" draw:shadow-offset-y="0.199cm" draw:shadow-color="#808080" style:run-through="foreground"/>
    </style:style>
    <style:style style:name="gr148" style:family="graphic" style:list-style-name="L194">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49" style:family="graphic" style:list-style-name="L195">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0" style:family="graphic" style:list-style-name="L196">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058cm" fo:padding-top="0.071cm" fo:padding-bottom="0.071cm" fo:padding-left="0.071cm" fo:padding-right="0.071cm" draw:shadow="hidden" draw:shadow-offset-x="0.199cm" draw:shadow-offset-y="0.199cm" draw:shadow-color="#808080" style:run-through="foreground"/>
    </style:style>
    <style:style style:name="gr151" style:family="graphic" style:list-style-name="L197">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52" style:family="graphic" style:list-style-name="L198">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3" style:family="graphic" style:list-style-name="L19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57cm" fo:padding-top="0.071cm" fo:padding-bottom="0.071cm" fo:padding-left="0.071cm" fo:padding-right="0.071cm" draw:shadow="hidden" draw:shadow-offset-x="0.199cm" draw:shadow-offset-y="0.199cm" draw:shadow-color="#808080" style:run-through="foreground"/>
    </style:style>
    <style:style style:name="gr154" style:family="graphic" style:list-style-name="L200">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5" style:family="graphic" style:list-style-name="L201">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6" style:family="graphic" style:list-style-name="L202">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7" style:family="graphic" style:list-style-name="L203">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8" style:family="graphic" style:list-style-name="L204">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59" style:family="graphic" style:list-style-name="L205">
      <style:graphic-properties draw:stroke="solid" svg:stroke-width="0.009cm" svg:stroke-color="#4677bf" draw:marker-start="" draw:marker-start-width="0.199cm" draw:marker-start-center="false" draw:marker-end="EndMarker_5f_6"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60" style:family="graphic" style:list-style-name="L206">
      <style:graphic-properties draw:stroke="solid" svg:stroke-width="0.009cm" svg:stroke-color="#4677bf" draw:marker-start="" draw:marker-start-width="0.199cm" draw:marker-start-center="false" draw:marker-end="EndMarker_5f_7"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61" style:family="graphic" style:list-style-name="L207">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list-style-name="L208">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63" style:family="graphic" style:list-style-name="L209">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26cm" fo:padding-top="0.071cm" fo:padding-bottom="0.071cm" fo:padding-left="0.071cm" fo:padding-right="0.071cm" draw:shadow="hidden" draw:shadow-offset-x="0.199cm" draw:shadow-offset-y="0.199cm" draw:shadow-color="#808080" style:run-through="foreground"/>
    </style:style>
    <style:style style:name="gr164" style:family="graphic" style:list-style-name="L210">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list-style-name="L211">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66" style:family="graphic" style:list-style-name="L212">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2.06cm" fo:padding-top="0.071cm" fo:padding-bottom="0.071cm" fo:padding-left="0.071cm" fo:padding-right="0.071cm" draw:shadow="hidden" draw:shadow-offset-x="0.199cm" draw:shadow-offset-y="0.199cm" draw:shadow-color="#808080" style:run-through="foreground"/>
    </style:style>
    <style:style style:name="gr167" style:family="graphic" style:list-style-name="L213">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list-style-name="L214">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69" style:family="graphic" style:list-style-name="L215">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651cm" fo:padding-top="0.071cm" fo:padding-bottom="0.071cm" fo:padding-left="0.071cm" fo:padding-right="0.071cm" draw:shadow="hidden" draw:shadow-offset-x="0.199cm" draw:shadow-offset-y="0.199cm" draw:shadow-color="#808080" style:run-through="foreground"/>
    </style:style>
    <style:style style:name="gr170" style:family="graphic" style:list-style-name="L216">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list-style-name="L217">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72" style:family="graphic" style:list-style-name="L218">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26cm" fo:padding-top="0.071cm" fo:padding-bottom="0.071cm" fo:padding-left="0.071cm" fo:padding-right="0.071cm" draw:shadow="hidden" draw:shadow-offset-x="0.199cm" draw:shadow-offset-y="0.199cm" draw:shadow-color="#808080" style:run-through="foreground"/>
    </style:style>
    <style:style style:name="gr173" style:family="graphic" style:list-style-name="L219">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list-style-name="L220">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75" style:family="graphic" style:list-style-name="L221">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877cm" fo:padding-top="0.071cm" fo:padding-bottom="0.071cm" fo:padding-left="0.071cm" fo:padding-right="0.071cm" draw:shadow="hidden" draw:shadow-offset-x="0.199cm" draw:shadow-offset-y="0.199cm" draw:shadow-color="#808080" style:run-through="foreground"/>
    </style:style>
    <style:style style:name="gr176" style:family="graphic" style:list-style-name="L222">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list-style-name="L223">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78" style:family="graphic" style:list-style-name="L224">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26cm" fo:padding-top="0.071cm" fo:padding-bottom="0.071cm" fo:padding-left="0.071cm" fo:padding-right="0.071cm" draw:shadow="hidden" draw:shadow-offset-x="0.199cm" draw:shadow-offset-y="0.199cm" draw:shadow-color="#808080" style:run-through="foreground"/>
    </style:style>
    <style:style style:name="gr179" style:family="graphic" style:list-style-name="L225">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list-style-name="L226">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81" style:family="graphic" style:list-style-name="L227">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26cm" fo:padding-top="0.071cm" fo:padding-bottom="0.071cm" fo:padding-left="0.071cm" fo:padding-right="0.071cm" draw:shadow="hidden" draw:shadow-offset-x="0.199cm" draw:shadow-offset-y="0.199cm" draw:shadow-color="#808080" style:run-through="foreground"/>
    </style:style>
    <style:style style:name="gr182" style:family="graphic" style:list-style-name="L228">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83" style:family="graphic" style:list-style-name="L229">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84" style:family="graphic" style:list-style-name="L230">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0.836cm" fo:padding-top="0.071cm" fo:padding-bottom="0.071cm" fo:padding-left="0.071cm" fo:padding-right="0.071cm" draw:shadow="hidden" draw:shadow-offset-x="0.199cm" draw:shadow-offset-y="0.199cm" draw:shadow-color="#808080" style:run-through="foreground"/>
    </style:style>
    <style:style style:name="gr185" style:family="graphic" style:list-style-name="L231">
      <style:graphic-properties draw:stroke="none" svg:stroke-width="0cm" svg:stroke-color="#3465a4" draw:marker-start="" draw:marker-start-width="0.199cm" draw:marker-start-center="false" draw:marker-end="" draw:marker-end-width="0.199cm" draw:marker-end-center="false" draw:fill="solid" draw:fill-color="#e8eef7" draw:textarea-horizontal-align="justify" fo:padding-top="0.125cm" fo:padding-bottom="0.125cm" fo:padding-left="0.25cm" fo:padding-right="0.25cm" draw:shadow="hidden" draw:shadow-offset-x="0.199cm" draw:shadow-offset-y="0.199cm" draw:shadow-color="#808080" style:run-through="foreground"/>
    </style:style>
    <style:style style:name="gr186" style:family="graphic" style:list-style-name="L232">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87" style:family="graphic" style:list-style-name="L233">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min-height="1.326cm" fo:padding-top="0.071cm" fo:padding-bottom="0.071cm" fo:padding-left="0.071cm" fo:padding-right="0.071cm" draw:shadow="hidden" draw:shadow-offset-x="0.199cm" draw:shadow-offset-y="0.199cm" draw:shadow-color="#808080" style:run-through="foreground"/>
    </style:style>
    <style:style style:name="gr188" style:family="graphic" style:list-style-name="L234">
      <style:graphic-properties draw:stroke="solid" svg:stroke-width="0.009cm" svg:stroke-color="#4677bf" draw:marker-start="" draw:marker-start-width="0.199cm" draw:marker-start-center="false" draw:marker-end="EndMarker_5f_1"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89" style:family="graphic" style:list-style-name="L235">
      <style:graphic-properties draw:stroke="solid" svg:stroke-width="0.009cm" svg:stroke-color="#4677bf" draw:marker-start="" draw:marker-start-width="0.199cm" draw:marker-start-center="false" draw:marker-end="EndMarker_5f_2"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0" style:family="graphic" style:list-style-name="L236">
      <style:graphic-properties draw:stroke="solid" svg:stroke-width="0.009cm" svg:stroke-color="#4677bf" draw:marker-start="" draw:marker-start-width="0.199cm" draw:marker-start-center="false" draw:marker-end="EndMarker_5f_3"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1" style:family="graphic" style:list-style-name="L237">
      <style:graphic-properties draw:stroke="solid" svg:stroke-width="0.009cm" svg:stroke-color="#4677bf" draw:marker-start="" draw:marker-start-width="0.199cm" draw:marker-start-center="false" draw:marker-end="EndMarker_5f_4"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2" style:family="graphic" style:list-style-name="L238">
      <style:graphic-properties draw:stroke="solid" svg:stroke-width="0.009cm" svg:stroke-color="#4677bf" draw:marker-start="" draw:marker-start-width="0.199cm" draw:marker-start-center="false" draw:marker-end="EndMarker_5f_5"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3" style:family="graphic" style:list-style-name="L239">
      <style:graphic-properties draw:stroke="solid" svg:stroke-width="0.009cm" svg:stroke-color="#4677bf" draw:marker-start="" draw:marker-start-width="0.199cm" draw:marker-start-center="false" draw:marker-end="EndMarker_5f_6"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4" style:family="graphic" style:list-style-name="L240">
      <style:graphic-properties draw:stroke="solid" svg:stroke-width="0.009cm" svg:stroke-color="#4677bf" draw:marker-start="" draw:marker-start-width="0.199cm" draw:marker-start-center="false" draw:marker-end="EndMarker_5f_7"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5" style:family="graphic" style:list-style-name="L241">
      <style:graphic-properties draw:stroke="solid" svg:stroke-width="0.009cm" svg:stroke-color="#4677bf" draw:marker-start="" draw:marker-start-width="0.199cm" draw:marker-start-center="false" draw:marker-end="EndMarker_5f_8"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style:style style:name="gr196" style:family="graphic" style:list-style-name="L242">
      <style:graphic-properties draw:stroke="solid" svg:stroke-width="0.009cm" svg:stroke-color="#4677bf" draw:marker-start="" draw:marker-start-width="0.199cm" draw:marker-start-center="false" draw:marker-end="EndMarker_5f_9" draw:marker-end-width="0.275cm" draw:marker-end-center="false" svg:stroke-opacity="100%" draw:stroke-linejoin="round" draw:fill="none" draw:fill-color="#729fcf" draw:textarea-horizontal-align="justify" fo:padding-top="0.129cm" fo:padding-bottom="0.129cm" fo:padding-left="0.254cm" fo:padding-right="0.254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5">年龄与疾病</text:span></text:p>
      <text:p text:style-name="P4">问题分析：<text:span text:style-name="T1">医院里有许多病人，他们的年龄不同，我们要做的就是统计各个年龄段的人，然后列表呈现，</text:span></text:p>
      <text:p text:style-name="P2">并将各个年龄段的人占总体人数的百分比求出。</text:p>
      <text:p text:style-name="P5">解决方案：<text:span text:style-name="T1">将各个年龄段的人统计出来，用</text:span><text:span text:style-name="T2">4个不同的数表示，然后并将他们分别除以总人数，求得百分比，最后打印出来。</text:span></text:p>
      <text:p text:style-name="P1">流程图：</text:p>
      <text:p text:style-name="P1"/>
      <text:p text:style-name="P1"><draw:g text:anchor-type="paragraph" draw:z-index="0" draw:style-name="gr1"><draw:g draw:style-name="gr2"><draw:g draw:style-name="gr2"><draw:polygon draw:style-name="gr3" draw:text-style-name="P12" svg:width="2.5cm" svg:height="1.5cm" svg:x="7.626cm" svg:y="0cm" svg:viewBox="0 0 2501 1501" draw:points="0,1501 2501,1501 2501,0 0,0"><text:p/></draw:polygon><draw:polygon draw:style-name="gr4" draw:text-style-name="P12" svg:width="2.5cm" svg:height="1.5cm" svg:x="7.626cm" svg:y="0cm" svg:viewBox="0 0 2501 1501" draw:points="0,1501 2501,1501 2501,0 0,0"><text:p/></draw:polygon></draw:g><draw:frame draw:style-name="gr5" draw:text-style-name="P14" svg:width="2.5cm" svg:height="1.5cm" svg:x="7.627cm" svg:y="0cm"><draw:text-box><text:p text:style-name="P13"><text:span text:style-name="T13">输入</text:span><text:span text:style-name="T13">n</text:span><text:span text:style-name="T13">个病人的年龄</text:span></text:p></draw:text-box></draw:frame></draw:g><draw:g draw:style-name="gr2"><draw:g draw:style-name="gr2"><draw:polygon draw:style-name="gr6" draw:text-style-name="P12" svg:width="3.9cm" svg:height="1.8cm" svg:x="6.926cm" svg:y="2.7cm" svg:viewBox="0 0 3901 1801" draw:points="0,1801 3001,1801 3901,0 900,0"><text:p/></draw:polygon><draw:polygon draw:style-name="gr7" draw:text-style-name="P12" svg:width="3.9cm" svg:height="1.8cm" svg:x="6.926cm" svg:y="2.7cm" svg:viewBox="0 0 3901 1801" draw:points="0,1801 3001,1801 3901,0 900,0"><text:p/></draw:polygon></draw:g><draw:frame draw:style-name="gr8" draw:text-style-name="P14" svg:width="2.001cm" svg:height="1.8cm" svg:x="7.876cm" svg:y="2.701cm"><draw:text-box><text:p text:style-name="P13"><text:span text:style-name="T13">定义</text:span><text:span text:style-name="T13">a1,a2,a3,a4</text:span></text:p></draw:text-box></draw:frame></draw:g><draw:g draw:style-name="gr2"><draw:g draw:style-name="gr2"><draw:polygon draw:style-name="gr9" draw:text-style-name="P12" svg:width="3.25cm" svg:height="1.5cm" svg:x="0.001cm" svg:y="6.5cm" svg:viewBox="0 0 3251 1501" draw:points="0,1501 2501,1501 3251,0 749,0"><text:p/></draw:polygon><draw:polygon draw:style-name="gr10" draw:text-style-name="P12" svg:width="3.25cm" svg:height="1.5cm" svg:x="0.001cm" svg:y="6.5cm" svg:viewBox="0 0 3251 1501" draw:points="0,1501 2501,1501 3251,0 749,0"><text:p/></draw:polygon></draw:g><draw:frame draw:style-name="gr11" draw:text-style-name="P14" svg:width="2.502cm" svg:height="1.5cm" svg:x="0.376cm" svg:y="6.5cm"><draw:text-box><text:p text:style-name="P13"><text:span text:style-name="T14">1-18</text:span><text:span text:style-name="T14"><text:line-break/></text:span><text:span text:style-name="T14">A1=a1+1</text:span></text:p></draw:text-box></draw:frame></draw:g><draw:g draw:style-name="gr2"><draw:g draw:style-name="gr2"><draw:polygon draw:style-name="gr12" draw:text-style-name="P12" svg:width="3.25cm" svg:height="1.5cm" svg:x="4.502cm" svg:y="6.5cm" svg:viewBox="0 0 3251 1501" draw:points="0,1501 2502,1501 3251,0 749,0"><text:p/></draw:polygon><draw:polygon draw:style-name="gr13" draw:text-style-name="P12" svg:width="3.25cm" svg:height="1.5cm" svg:x="4.502cm" svg:y="6.5cm" svg:viewBox="0 0 3251 1501" draw:points="0,1501 2502,1501 3251,0 749,0"><text:p/></draw:polygon></draw:g><draw:frame draw:style-name="gr14" draw:text-style-name="P14" svg:width="2.5cm" svg:height="1.5cm" svg:x="4.877cm" svg:y="6.5cm"><draw:text-box><text:p text:style-name="P13"><text:span text:style-name="T14">19-35</text:span><text:span text:style-name="T14"><text:line-break/></text:span><text:span text:style-name="T14">A2=a2+1</text:span></text:p></draw:text-box></draw:frame></draw:g><draw:g draw:style-name="gr2"><draw:g draw:style-name="gr2"><draw:polygon draw:style-name="gr15" draw:text-style-name="P12" svg:width="3.25cm" svg:height="1.5cm" svg:x="9.501cm" svg:y="6.5cm" svg:viewBox="0 0 3251 1501" draw:points="0,1501 2501,1501 3251,0 750,0"><text:p/></draw:polygon><draw:polygon draw:style-name="gr16" draw:text-style-name="P12" svg:width="3.25cm" svg:height="1.5cm" svg:x="9.501cm" svg:y="6.5cm" svg:viewBox="0 0 3251 1501" draw:points="0,1501 2501,1501 3251,0 750,0"><text:p/></draw:polygon></draw:g><draw:frame draw:style-name="gr17" draw:text-style-name="P14" svg:width="2.502cm" svg:height="1.5cm" svg:x="9.876cm" svg:y="6.5cm"><draw:text-box><text:p text:style-name="P13"><text:span text:style-name="T14">36-60</text:span><text:span text:style-name="T14"><text:line-break/></text:span><text:span text:style-name="T14">A3=a3+1</text:span></text:p></draw:text-box></draw:frame></draw:g><draw:g draw:style-name="gr2"><draw:g draw:style-name="gr2"><draw:polygon draw:style-name="gr18" draw:text-style-name="P12" svg:width="3.25cm" svg:height="1.5cm" svg:x="14.501cm" svg:y="6.5cm" svg:viewBox="0 0 3251 1501" draw:points="0,1501 2501,1501 3251,0 750,0"><text:p/></draw:polygon><draw:polygon draw:style-name="gr19" draw:text-style-name="P12" svg:width="3.25cm" svg:height="1.5cm" svg:x="14.501cm" svg:y="6.5cm" svg:viewBox="0 0 3251 1501" draw:points="0,1501 2501,1501 3251,0 750,0"><text:p/></draw:polygon></draw:g><draw:frame draw:style-name="gr20" draw:text-style-name="P14" svg:width="2.5cm" svg:height="1.5cm" svg:x="14.877cm" svg:y="6.5cm"><draw:text-box><text:p text:style-name="P13"><text:span text:style-name="T14">60-</text:span><text:span text:style-name="T14"><text:line-break/></text:span><text:span text:style-name="T14">A4=a4+1</text:span></text:p></draw:text-box></draw:frame></draw:g><draw:g draw:style-name="gr2"><draw:g draw:style-name="gr2"><draw:path draw:style-name="gr21" draw:text-style-name="P12" svg:width="3cm" svg:height="2.961cm" svg:x="7.376cm" svg:y="10cm" svg:viewBox="0 0 3001 2962" svg:d="M0 1462c7-263 69-484 201-712 138-239 310-411 549-549s474-201 750-201c277 0 512 63 751 201s411 310 549 549c132 228 194 449 201 712 0 276-63 511-201 750s-310 411-549 549c-239 139-474 201-750 201-277 0-512-62-751-201-239-138-411-310-549-549s-201-474-201-750z"><text:p/></draw:path><draw:path draw:style-name="gr22" draw:text-style-name="P12" svg:width="3cm" svg:height="2.962cm" svg:x="7.376cm" svg:y="10cm" svg:viewBox="0 0 3001 2963" svg:d="M0 1462c7-263 69-484 201-712 138-239 310-411 549-549s474-201 750-201c277 0 512 63 751 201s411 310 549 549c132 228 194 449 201 712 0 276-63 511-201 750s-310 411-549 549c-239 139-474 201-750 201-277 0-512-62-751-201-239-138-411-310-549-549s-201-474-201-750zM1500 2963h1501"><text:p/></draw:path></draw:g><draw:frame draw:style-name="gr23" draw:text-style-name="P14" svg:width="2.251cm" svg:height="2.25cm" svg:x="7.751cm" svg:y="10.375cm"><draw:text-box><text:p text:style-name="P13"><text:span text:style-name="T13">A1,a2,a3,a4</text:span><text:span text:style-name="T13">分别除以</text:span><text:span text:style-name="T13">n</text:span></text:p></draw:text-box></draw:frame></draw:g><draw:g draw:style-name="gr2"><draw:g draw:style-name="gr2"><draw:polygon draw:style-name="gr24" draw:text-style-name="P12" svg:width="5.1cm" svg:height="2.2cm" svg:x="6.326cm" svg:y="13.8cm" svg:viewBox="0 0 5101 2201" draw:points="0,2201 4001,2201 5101,0 1100,0"><text:p/></draw:polygon><draw:polygon draw:style-name="gr25" draw:text-style-name="P12" svg:width="5.1cm" svg:height="2.2cm" svg:x="6.326cm" svg:y="13.8cm" svg:viewBox="0 0 5101 2201" draw:points="0,2201 4001,2201 5101,0 1100,0"><text:p/></draw:polygon></draw:g><draw:frame draw:style-name="gr26" draw:text-style-name="P14" svg:width="2.668cm" svg:height="2.2cm" svg:x="7.544cm" svg:y="13.801cm"><draw:text-box><text:p text:style-name="P13"><text:span text:style-name="T15">输出</text:span><text:span text:style-name="T15">a1,a2,a3,a4</text:span></text:p></draw:text-box></draw:frame></draw:g><draw:g draw:style-name="gr2"><draw:g draw:style-name="gr2"><draw:path draw:style-name="gr27" draw:text-style-name="P12" svg:width="2.5cm" svg:height="1cm" svg:x="7.626cm" svg:y="18.25cm" svg:viewBox="0 0 2501 1001" svg:d="M500 1001h1502c92 0 170-21 250-67 79-46 137-103 183-183s66-158 66-251c0-92-20-170-66-250s-104-137-183-183c-80-46-158-67-250-67h-1502c-92 0-170 21-250 67-79 46-137 103-183 183s-67 158-67 251c0 92 21 170 67 250s104 137 183 183c80 46 158 67 250 67z"><text:p/></draw:path><draw:path draw:style-name="gr28" draw:text-style-name="P12" svg:width="2.5cm" svg:height="1cm" svg:x="7.626cm" svg:y="18.25cm" svg:viewBox="0 0 2501 1001" svg:d="M500 1001h1502c92 0 170-21 250-67 79-46 137-103 183-183s66-158 66-251c0-92-20-170-66-250s-104-137-183-183c-80-46-158-67-250-67h-1502c-92 0-170 21-250 67-79 46-137 103-183 183s-67 158-67 251c0 92 21 170 67 250s104 137 183 183c80 46 158 67 250 67z"><text:p/></draw:path></draw:g><draw:frame draw:style-name="gr29" draw:text-style-name="P14" svg:width="2.5cm" svg:height="0.999cm" svg:x="7.627cm" svg:y="18.251cm"><draw:text-box><text:p text:style-name="P13"><text:span text:style-name="T14">结束</text:span></text:p></draw:text-box></draw:frame></draw:g><draw:line draw:style-name="gr30" draw:text-style-name="P12" svg:x1="8.876cm" svg:y1="1.5cm" svg:x2="8.876cm" svg:y2="2.699cm"><text:p/></draw:line><draw:polyline draw:style-name="gr31" draw:text-style-name="P12" svg:width="7.25cm" svg:height="2cm" svg:x="1.627cm" svg:y="4.5cm" svg:viewBox="0 0 7251 2001" draw:points="7251,0 7251,751 0,751 0,2001"><text:p/></draw:polyline><draw:polyline draw:style-name="gr32" draw:text-style-name="P12" svg:width="2.75cm" svg:height="2cm" svg:x="6.126cm" svg:y="4.5cm" svg:viewBox="0 0 2751 2001" draw:points="2751,0 2751,751 0,751 0,2001"><text:p/></draw:polyline><draw:polyline draw:style-name="gr33" draw:text-style-name="P12" svg:width="2.25cm" svg:height="2cm" svg:x="8.876cm" svg:y="4.5cm" svg:viewBox="0 0 2251 2001" draw:points="0,0 0,751 2251,751 2251,2001"><text:p/></draw:polyline><draw:polyline draw:style-name="gr34" draw:text-style-name="P12" svg:width="7.25cm" svg:height="2cm" svg:x="8.876cm" svg:y="4.5cm" svg:viewBox="0 0 7251 2001" draw:points="0,0 0,751 7251,751 7251,2001"><text:p/></draw:polyline><draw:polyline draw:style-name="gr35" draw:text-style-name="P12" svg:width="7.25cm" svg:height="2cm" svg:x="1.627cm" svg:y="8cm" svg:viewBox="0 0 7251 2001" draw:points="0,0 0,1251 7251,1251 7251,2001"><text:p/></draw:polyline><draw:polyline draw:style-name="gr36" draw:text-style-name="P12" svg:width="2.75cm" svg:height="2cm" svg:x="6.126cm" svg:y="8cm" svg:viewBox="0 0 2751 2001" draw:points="0,0 0,1251 2751,1251 2751,2001"><text:p/></draw:polyline><draw:polyline draw:style-name="gr37" draw:text-style-name="P12" svg:width="2.25cm" svg:height="1.5cm" svg:x="8.876cm" svg:y="8cm" svg:viewBox="0 0 2251 1501" draw:points="2251,0 2251,750 0,750 0,1501"><text:p/></draw:polyline><draw:polyline draw:style-name="gr38" draw:text-style-name="P12" svg:width="7.25cm" svg:height="2cm" svg:x="8.876cm" svg:y="8cm" svg:viewBox="0 0 7251 2001" draw:points="7251,0 7251,774 0,774 0,2001"><text:p/></draw:polyline><draw:line draw:style-name="gr39" draw:text-style-name="P12" svg:x1="8.876cm" svg:y1="13cm" svg:x2="8.876cm" svg:y2="13.799cm"><text:p/></draw:line><draw:line draw:style-name="gr40" draw:text-style-name="P12" svg:x1="8.876cm" svg:y1="16cm" svg:x2="8.876cm" svg:y2="18.249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编程实现：</text:p>
      <text:p text:style-name="P3"><text:s/>1 /************************************************************************* </text:p>
      <text:p text:style-name="P3"><text:s text:c="2"/>2 <text:s/>&gt; File Name: 统计病人.cpp </text:p>
      <text:p text:style-name="P3"><text:s text:c="2"/>3 <text:s/>&gt; Author: zhengziqiang </text:p>
      <text:p text:style-name="P3"><text:s text:c="2"/>4 <text:s/>&gt; Mail: 1174986943@qq.com </text:p>
      <text:p text:style-name="P3"><text:s text:c="2"/>5 <text:s/>&gt; Created Time: 2016年04月05日 星期二 15时48分54秒 </text:p>
      <text:p text:style-name="P3"><text:s text:c="2"/>6 <text:s/>************************************************************************/ </text:p>
      <text:p text:style-name="P3"><text:s text:c="2"/>7 </text:p>
      <text:p text:style-name="P3"><text:s text:c="2"/>8 #include&lt;iostream&gt; </text:p>
      <text:p text:style-name="P3"><text:s text:c="2"/>9 #include&lt;iomanip&gt; </text:p>
      <text:p text:style-name="P3"><text:s/>10 using namespace std; </text:p>
      <text:p text:style-name="P3"><text:s/>11 int main() </text:p>
      <text:p text:style-name="P3"><text:s/>12 { </text:p>
      <text:p text:style-name="P3"><text:s/>13 <text:s text:c="4"/>int n; </text:p>
      <text:p text:style-name="P3"><text:s/>14 <text:s text:c="4"/>float a1=0,a2=0,a3=0,a4=0; </text:p>
      <text:p text:style-name="P3"><text:s/>15 <text:s text:c="4"/>cin&gt;&gt;n; </text:p>
      <text:p text:style-name="P3"><text:s/>16 <text:s text:c="4"/>int a[n]; </text:p>
      <text:p text:style-name="P3"><text:s/>17 <text:s text:c="4"/>for(int i=0;i&lt;n;i++) </text:p>
      <text:p text:style-name="P3"><text:s/>18 <text:s text:c="4"/>{ </text:p>
      <text:p text:style-name="P3"><text:s/>19 <text:s text:c="8"/>cin&gt;&gt;a[i]; </text:p>
      <text:p text:style-name="P3"><text:s/>20 <text:s text:c="4"/>} </text:p>
      <text:p text:style-name="P3"><text:s/>21 <text:s text:c="4"/>for(int j=0;j&lt;n;j++) </text:p>
      <text:p text:style-name="P3"><text:s/>22 <text:s text:c="4"/>{ </text:p>
      <text:p text:style-name="P3"><text:s/>23 <text:s text:c="8"/>if(a[j]&gt;=60) </text:p>
      <text:p text:style-name="P3"><text:s/>24 </text:p>
      <text:p text:style-name="P3"><text:s/>25 <text:s text:c="12"/>a1=a1+1; </text:p>
      <text:p text:style-name="P3"><text:s/>26 </text:p>
      <text:p text:style-name="P3"><text:s/>27 <text:s text:c="8"/>else if(a[j]&gt;36) </text:p>
      <text:p text:style-name="P3"><text:s/>28 </text:p>
      <text:p text:style-name="P3"><text:s/>29 <text:s text:c="12"/>a2=a2+1; </text:p>
      <text:p text:style-name="P3"><text:s/>30 </text:p>
      <text:p text:style-name="P3"><text:s/>31 <text:s text:c="8"/>else if(a[j]&gt;18) </text:p>
      <text:p text:style-name="P3"><text:s/>32 </text:p>
      <text:p text:style-name="P3"><text:s/>33 <text:s text:c="12"/>a3=a3+1; </text:p>
      <text:p text:style-name="P3"><text:s/>34 </text:p>
      <text:p text:style-name="P3"><text:s/>35 <text:s text:c="8"/>else </text:p>
      <text:p text:style-name="P3"><text:s/>36 <text:s text:c="12"/>a4=a4+1; </text:p>
      <text:p text:style-name="P3"><text:s/>37 <text:s text:c="4"/>} </text:p>
      <text:p text:style-name="P3"><text:s/>38 <text:s text:c="4"/>cout&lt;&lt;"1-18:"&lt;&lt;" ";cout&lt;&lt;fixed&lt;&lt;setprecision(2)&lt;&lt;(a4/n)*100&lt;&lt;"%"&lt;&lt;endl; </text:p>
      <text:p text:style-name="P3"><text:s/>39 <text:s text:c="4"/>cout&lt;&lt;"19-35:"&lt;&lt;" ";cout&lt;&lt;fixed&lt;&lt;setprecision(2)&lt;&lt;(a3/n)*100&lt;&lt;"%"&lt;&lt;endl; </text:p>
      <text:p text:style-name="P3"><text:s/>40 <text:s text:c="4"/>cout&lt;&lt;"36-60:"&lt;&lt;" ";cout&lt;&lt;fixed&lt;&lt;setprecision(2)&lt;&lt;(a2/n)*100&lt;&lt;"%"&lt;&lt;endl; </text:p>
      <text:p text:style-name="P3"><text:s/>41 <text:s text:c="4"/>cout&lt;&lt;"60-:"&lt;&lt;" ";cout&lt;&lt;fixed&lt;&lt;setprecision(2)&lt;&lt;(a1/n)*100&lt;&lt;"%"&lt;&lt;endl; </text:p>
      <text:p text:style-name="P3"><text:s/>42 <text:s text:c="4"/>return 0; </text:p>
      <text:p text:style-name="P3"><text:s/>43 } </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2)<text:span text:style-name="T6">成绩判断</text:span></text:p>
      <text:p text:style-name="P4">问题分析：<text:span text:style-name="T1">现有多个学生的成绩，他们的成绩各不相同，现在我们要将他们分为</text:span><text:span text:style-name="T2">1-7个等级，每个等级里的学生分数不同。</text:span></text:p>
      <text:p text:style-name="P4">解决方案：<text:span text:style-name="T1">首先定义出每个等级的分数段，然后输入许多学生的成绩，程序依次判断各个学生的成绩属于哪个分数段，并将等级打印出来。</text:span></text:p>
      <text:p text:style-name="P4">流程图：</text:p>
      <text:p text:style-name="P1"/>
      <text:p text:style-name="P1"><draw:g text:anchor-type="paragraph" draw:z-index="1" draw:style-name="gr1"><draw:g draw:style-name="gr2"><draw:g draw:style-name="gr2"><draw:polygon draw:style-name="gr41" draw:text-style-name="P12" svg:width="2.5cm" svg:height="1.5cm" svg:x="7.377cm" svg:y="0.002cm" svg:viewBox="0 0 2501 1501" draw:points="0,1501 2501,1501 2501,0 0,0"><text:p/></draw:polygon><draw:polygon draw:style-name="gr42" draw:text-style-name="P12" svg:width="2.5cm" svg:height="1.5cm" svg:x="7.377cm" svg:y="0.002cm" svg:viewBox="0 0 2501 1501" draw:points="0,1501 2501,1501 2501,0 0,0"><text:p/></draw:polygon></draw:g><draw:frame draw:style-name="gr43" draw:text-style-name="P14" svg:width="2.5cm" svg:height="1.5cm" svg:x="7.377cm" svg:y="0.002cm"><draw:text-box><text:p text:style-name="P13"><text:span text:style-name="T16">输入分数</text:span></text:p></draw:text-box></draw:frame></draw:g><draw:g draw:style-name="gr2"><draw:g draw:style-name="gr2"><draw:polygon draw:style-name="gr44" draw:text-style-name="P12" svg:width="3.25cm" svg:height="1.5cm" svg:x="7.002cm" svg:y="3.252cm" svg:viewBox="0 0 3251 1501" draw:points="0,1501 2502,1501 3251,0 749,0"><text:p/></draw:polygon><draw:polygon draw:style-name="gr45" draw:text-style-name="P12" svg:width="3.25cm" svg:height="1.5cm" svg:x="7.002cm" svg:y="3.252cm" svg:viewBox="0 0 3251 1501" draw:points="0,1501 2502,1501 3251,0 749,0"><text:p/></draw:polygon></draw:g><draw:frame draw:style-name="gr46" draw:text-style-name="P14" svg:width="2.5cm" svg:height="1.5cm" svg:x="7.377cm" svg:y="3.253cm"><draw:text-box><text:p text:style-name="P13"><text:span text:style-name="T16">进行</text:span><text:span text:style-name="T16">switch</text:span><text:span text:style-name="T16">语句</text:span></text:p></draw:text-box></draw:frame></draw:g><draw:g draw:style-name="gr2"><draw:g draw:style-name="gr2"><draw:polygon draw:style-name="gr47" draw:text-style-name="P12" svg:width="3.25cm" svg:height="1.5cm" svg:x="0.002cm" svg:y="7.502cm" svg:viewBox="0 0 3251 1501" draw:points="0,1501 2501,1501 3251,0 749,0"><text:p/></draw:polygon><draw:polygon draw:style-name="gr48" draw:text-style-name="P12" svg:width="3.25cm" svg:height="1.5cm" svg:x="0.002cm" svg:y="7.502cm" svg:viewBox="0 0 3251 1501" draw:points="0,1501 2501,1501 3251,0 749,0"><text:p/></draw:polygon></draw:g><draw:frame draw:style-name="gr49" draw:text-style-name="P14" svg:width="2.502cm" svg:height="1.5cm" svg:x="0.376cm" svg:y="7.502cm"><draw:text-box><text:p text:style-name="P13"><text:span text:style-name="T14">等级</text:span><text:span text:style-name="T14">1</text:span><text:span text:style-name="T14"><text:line-break/></text:span><text:span text:style-name="T14">95-100</text:span></text:p></draw:text-box></draw:frame></draw:g><draw:g draw:style-name="gr2"><draw:g draw:style-name="gr2"><draw:polygon draw:style-name="gr50" draw:text-style-name="P12" svg:width="3.25cm" svg:height="1.5cm" svg:x="5.003cm" svg:y="7.502cm" svg:viewBox="0 0 3251 1501" draw:points="0,1501 2501,1501 3251,0 750,0"><text:p/></draw:polygon><draw:polygon draw:style-name="gr51" draw:text-style-name="P12" svg:width="3.25cm" svg:height="1.5cm" svg:x="5.003cm" svg:y="7.502cm" svg:viewBox="0 0 3251 1501" draw:points="0,1501 2501,1501 3251,0 750,0"><text:p/></draw:polygon></draw:g><draw:frame draw:style-name="gr52" draw:text-style-name="P14" svg:width="2.5cm" svg:height="1.5cm" svg:x="5.377cm" svg:y="7.502cm"><draw:text-box><text:p text:style-name="P13"><text:span text:style-name="T14">等级</text:span><text:span text:style-name="T14">2</text:span><text:span text:style-name="T14"><text:line-break/></text:span><text:span text:style-name="T14">90-95</text:span></text:p></draw:text-box></draw:frame></draw:g><draw:g draw:style-name="gr2"><draw:g draw:style-name="gr2"><draw:polygon draw:style-name="gr53" draw:text-style-name="P12" svg:width="3.437cm" svg:height="1.875cm" svg:x="9.908cm" svg:y="7.315cm" svg:viewBox="0 0 3438 1876" draw:points="0,1876 2501,1876 3438,0 937,0"><text:p/></draw:polygon><draw:polygon draw:style-name="gr54" draw:text-style-name="P12" svg:width="3.437cm" svg:height="1.875cm" svg:x="9.908cm" svg:y="7.315cm" svg:viewBox="0 0 3438 1876" draw:points="0,1876 2501,1876 3438,0 937,0"><text:p/></draw:polygon></draw:g><draw:frame draw:style-name="gr55" draw:text-style-name="P14" svg:width="1.668cm" svg:height="1.874cm" svg:x="10.793cm" svg:y="7.315cm"><draw:text-box><text:p text:style-name="P13"><text:span text:style-name="T14">等级</text:span><text:span text:style-name="T14">3</text:span><text:span text:style-name="T14"><text:line-break/></text:span><text:span text:style-name="T14">80-90</text:span></text:p></draw:text-box></draw:frame></draw:g><draw:g draw:style-name="gr2"><draw:g draw:style-name="gr2"><draw:polygon draw:style-name="gr56" draw:text-style-name="P12" svg:width="3.25cm" svg:height="1.5cm" svg:x="15.002cm" svg:y="7.502cm" svg:viewBox="0 0 3251 1501" draw:points="0,1501 2501,1501 3251,0 750,0"><text:p/></draw:polygon><draw:polygon draw:style-name="gr57" draw:text-style-name="P12" svg:width="3.25cm" svg:height="1.5cm" svg:x="15.002cm" svg:y="7.502cm" svg:viewBox="0 0 3251 1501" draw:points="0,1501 2501,1501 3251,0 750,0"><text:p/></draw:polygon></draw:g><draw:frame draw:style-name="gr58" draw:text-style-name="P14" svg:width="2.502cm" svg:height="1.5cm" svg:x="15.376cm" svg:y="7.502cm"><draw:text-box><text:p text:style-name="P13"><text:span text:style-name="T14">等级</text:span><text:span text:style-name="T14">4</text:span><text:span text:style-name="T14"><text:line-break/></text:span><text:span text:style-name="T14">70-80</text:span></text:p></draw:text-box></draw:frame></draw:g><draw:g draw:style-name="gr2"><draw:g draw:style-name="gr2"><draw:polygon draw:style-name="gr59" draw:text-style-name="P12" svg:width="3.25cm" svg:height="1.5cm" svg:x="7.002cm" svg:y="13.752cm" svg:viewBox="0 0 3251 1501" draw:points="0,1501 2502,1501 3251,0 749,0"><text:p/></draw:polygon><draw:polygon draw:style-name="gr60" draw:text-style-name="P12" svg:width="3.25cm" svg:height="1.5cm" svg:x="7.002cm" svg:y="13.752cm" svg:viewBox="0 0 3251 1501" draw:points="0,1501 2502,1501 3251,0 749,0"><text:p/></draw:polygon></draw:g><draw:frame draw:style-name="gr61" draw:text-style-name="P14" svg:width="2.5cm" svg:height="1.5cm" svg:x="7.377cm" svg:y="13.753cm"><draw:text-box><text:p text:style-name="P13"><text:span text:style-name="T13">输出等级</text:span></text:p></draw:text-box></draw:frame></draw:g><draw:g draw:style-name="gr2"><draw:g draw:style-name="gr2"><draw:path draw:style-name="gr62" draw:text-style-name="P12" svg:width="2.501cm" svg:height="1cm" svg:x="7.377cm" svg:y="17.502cm" svg:viewBox="0 0 2502 1001" svg:d="M500 1001h1502c92 0 170-21 250-67s137-103 183-183 67-158 67-251c0-92-21-170-67-250s-103-137-183-183-158-67-250-67h-1502c-92 0-170 21-250 67s-137 103-183 183-67 158-67 251c0 92 21 170 67 250s103 137 183 183 158 67 250 67z"><text:p/></draw:path><draw:path draw:style-name="gr63" draw:text-style-name="P12" svg:width="2.501cm" svg:height="1cm" svg:x="7.377cm" svg:y="17.502cm" svg:viewBox="0 0 2502 1001" svg:d="M500 1001h1502c92 0 170-21 250-67s137-103 183-183 67-158 67-251c0-92-21-170-67-250s-103-137-183-183-158-67-250-67h-1502c-92 0-170 21-250 67s-137 103-183 183-67 158-67 251c0 92 21 170 67 250s103 137 183 183 158 67 250 67z"><text:p/></draw:path></draw:g><draw:frame draw:style-name="gr64" draw:text-style-name="P14" svg:width="2.5cm" svg:height="0.999cm" svg:x="7.377cm" svg:y="17.503cm"><draw:text-box><text:p text:style-name="P13"><text:span text:style-name="T13">结束</text:span></text:p></draw:text-box></draw:frame></draw:g><draw:line draw:style-name="gr65" draw:text-style-name="P12" svg:x1="8.627cm" svg:y1="1.502cm" svg:x2="8.627cm" svg:y2="3.251cm"><text:p/></draw:line><draw:polyline draw:style-name="gr66" draw:text-style-name="P12" svg:width="7cm" svg:height="2.75cm" svg:x="1.628cm" svg:y="4.752cm" svg:viewBox="0 0 7001 2751" draw:points="7001,0 7001,751 0,751 0,2751"><text:p/></draw:polyline><draw:polyline draw:style-name="gr67" draw:text-style-name="P12" svg:width="2cm" svg:height="2.75cm" svg:x="6.627cm" svg:y="4.752cm" svg:viewBox="0 0 2001 2751" draw:points="2001,0 2001,751 0,751 0,2751"><text:p/></draw:polyline><draw:polyline draw:style-name="gr68" draw:text-style-name="P12" svg:width="3cm" svg:height="2.563cm" svg:x="8.627cm" svg:y="4.752cm" svg:viewBox="0 0 3001 2564" draw:points="0,0 0,751 3001,751 3001,2564"><text:p/></draw:polyline><draw:polyline draw:style-name="gr69" draw:text-style-name="P12" svg:width="8cm" svg:height="2.75cm" svg:x="8.627cm" svg:y="4.752cm" svg:viewBox="0 0 8001 2751" draw:points="0,0 0,751 8001,751 8001,2751"><text:p/></draw:polyline><draw:polyline draw:style-name="gr70" draw:text-style-name="P12" svg:width="7cm" svg:height="4.75cm" svg:x="1.628cm" svg:y="9.002cm" svg:viewBox="0 0 7001 4751" draw:points="0,0 0,750 7001,750 7001,4751"><text:p/></draw:polyline><draw:polyline draw:style-name="gr71" draw:text-style-name="P12" svg:width="2cm" svg:height="4.75cm" svg:x="6.627cm" svg:y="9.002cm" svg:viewBox="0 0 2001 4751" draw:points="0,0 0,750 2001,750 2001,4751"><text:p/></draw:polyline><draw:polyline draw:style-name="gr72" draw:text-style-name="P12" svg:width="3cm" svg:height="3.312cm" svg:x="8.627cm" svg:y="9.19cm" svg:viewBox="0 0 3001 3313" draw:points="3001,0 3001,750 0,750 0,3313"><text:p/></draw:polyline><draw:polyline draw:style-name="gr73" draw:text-style-name="P12" svg:width="3.4cm" svg:height="0.763cm" svg:x="13.277cm" svg:y="9.939cm" svg:viewBox="0 0 3401 764" draw:points="3401,0 3401,752 0,752 0,764"><text:p/></draw:polyline><draw:path draw:style-name="gr74" draw:text-style-name="P12" svg:width="8cm" svg:height="4.75cm" svg:x="8.627cm" svg:y="9.002cm" svg:viewBox="0 0 8001 4751" svg:d="M8001 0v500h-4834c0-31-7-57-23-83-15-27-34-46-60-61-27-15-53-22-84-22-30 0-56 7-83 22s-46 34-61 61c-15 26-22 52-22 83h-2834v4251"><text:p/></draw:path><draw:line draw:style-name="gr75" draw:text-style-name="P12" svg:x1="8.627cm" svg:y1="15.253cm" svg:x2="8.627cm" svg:y2="17.502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编程实现：</text:p>
      <text:p text:style-name="P6"><text:s text:c="2"/>1 /************************************************************************* </text:p>
      <text:p text:style-name="P6"><text:s text:c="2"/>2 <text:s/>&gt; File Name: 成绩判断.cpp </text:p>
      <text:p text:style-name="P6"><text:s text:c="2"/>3 <text:s/>&gt; Author: zhengziqiang </text:p>
      <text:p text:style-name="P6"><text:s text:c="2"/>4 <text:s/>&gt; Mail: 1174986943@qq.com </text:p>
      <text:p text:style-name="P6"><text:s text:c="2"/>5 <text:s/>&gt; Created Time: 2016年04月05日 星期二 18时16分44秒 </text:p>
      <text:p text:style-name="P6"><text:s text:c="2"/>6 <text:s/>************************************************************************/ </text:p>
      <text:p text:style-name="P6"><text:s text:c="2"/>7 </text:p>
      <text:p text:style-name="P6"><text:s text:c="2"/>8 #include&lt;iostream&gt; </text:p>
      <text:p text:style-name="P6"><text:s text:c="2"/>9 using namespace std; </text:p>
      <text:p text:style-name="P6"><text:s/>10 int main() </text:p>
      <text:p text:style-name="P6"><text:s/>11 { </text:p>
      <text:p text:style-name="P6"><text:s/>12 <text:s text:c="4"/>int score; </text:p>
      <text:p text:style-name="P6"><text:s/>13 <text:s text:c="4"/>cin&gt;&gt;score; </text:p>
      <text:p text:style-name="P6"><text:s/>14 <text:s text:c="4"/>if(score&gt;=95) </text:p>
      <text:p text:style-name="P6"><text:s/>15 <text:s text:c="8"/>cout&lt;&lt;"1"&lt;&lt;endl; </text:p>
      <text:p text:style-name="P6"><text:s/>16 <text:s text:c="4"/>else if(score&gt;=90) </text:p>
      <text:p text:style-name="P6"><text:s/>17 <text:s text:c="8"/>cout&lt;&lt;"2"&lt;&lt;endl; </text:p>
      <text:p text:style-name="P6"><text:s/>18 <text:s text:c="4"/>else if(score&gt;=85) </text:p>
      <text:p text:style-name="P6"><text:s/>19 <text:s text:c="8"/>cout&lt;&lt;"3"&lt;&lt;endl; </text:p>
      <text:p text:style-name="P6"><text:s/>20 <text:s text:c="4"/>else if(score&gt;=80) </text:p>
      <text:p text:style-name="P6"><text:s/>21 <text:s text:c="8"/>cout&lt;&lt;"4"&lt;&lt;endl; </text:p>
      <text:p text:style-name="P6"><text:s/>22 <text:s text:c="4"/>else if(score&gt;=70) </text:p>
      <text:p text:style-name="P6"><text:s/>23 <text:s text:c="8"/>cout&lt;&lt;"5"&lt;&lt;endl; </text:p>
      <text:p text:style-name="P6"><text:s/>24 <text:s text:c="4"/>else if(score&gt;=60) </text:p>
      <text:p text:style-name="P6"><text:s/>25 <text:s text:c="8"/>cout&lt;&lt;"6"&lt;&lt;endl; </text:p>
      <text:p text:style-name="P6"><text:s/>26 <text:s text:c="4"/>else </text:p>
      <text:p text:style-name="P6"><text:s/>27 <text:s text:c="8"/>cout&lt;&lt;"7"&lt;&lt;endl; </text:p>
      <text:p text:style-name="P6"><text:s/>28 <text:s text:c="4"/>return 0; </text:p>
      <text:p text:style-name="P6"><text:s/>29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3)<text:span text:style-name="T6">人民币支付</text:span></text:p>
      <text:p text:style-name="P4">问题分析：<text:span text:style-name="T1">给定金额，将它用</text:span><text:span text:style-name="T3">100,50,20,10,5,1的纸币组合出来，要求尽量使用大的纸币。</text:span></text:p>
      <text:p text:style-name="P4">解决方案：<text:span text:style-name="T1">将金额进行拆分，先用大面额的纸币进行组合，直到拆分后的金额不足大面额的纸币时再利用小面额的纸币进行拆分。</text:span></text:p>
      <text:p text:style-name="P4">流程图：</text:p>
      <text:p text:style-name="P1"/>
      <text:p text:style-name="P1"/>
      <text:p text:style-name="P1"/>
      <text:p text:style-name="P1"><draw:g text:anchor-type="paragraph" draw:z-index="2" draw:style-name="gr1"><draw:g draw:style-name="gr2"><draw:g draw:style-name="gr2"><draw:polygon draw:style-name="gr76" draw:text-style-name="P12" svg:width="2.5cm" svg:height="1.5cm" svg:x="6.561cm" svg:y="0.158cm" svg:viewBox="0 0 2501 1501" draw:points="0,1501 2501,1501 2501,0 0,0"><text:p/></draw:polygon><draw:polygon draw:style-name="gr77" draw:text-style-name="P12" svg:width="2.5cm" svg:height="1.5cm" svg:x="6.561cm" svg:y="0.158cm" svg:viewBox="0 0 2501 1501" draw:points="0,1501 2501,1501 2501,0 0,0"><text:p/></draw:polygon></draw:g><draw:frame draw:style-name="gr78" draw:text-style-name="P14" svg:width="2.5cm" svg:height="1.5cm" svg:x="6.562cm" svg:y="0.159cm"><draw:text-box><text:p text:style-name="P13"><text:span text:style-name="T13">输入金额</text:span><text:span text:style-name="T13">n</text:span></text:p></draw:text-box></draw:frame></draw:g><draw:g draw:style-name="gr2"><draw:g draw:style-name="gr2"><draw:polygon draw:style-name="gr79" draw:text-style-name="P12" svg:width="3.25cm" svg:height="1.5cm" svg:x="6.186cm" svg:y="3.408cm" svg:viewBox="0 0 3251 1501" draw:points="0,1501 2501,1501 3251,0 750,0"><text:p/></draw:polygon><draw:polygon draw:style-name="gr80" draw:text-style-name="P12" svg:width="3.25cm" svg:height="1.5cm" svg:x="6.186cm" svg:y="3.408cm" svg:viewBox="0 0 3251 1501" draw:points="0,1501 2501,1501 3251,0 750,0"><text:p/></draw:polygon></draw:g><draw:frame draw:style-name="gr81" draw:text-style-name="P14" svg:width="2.5cm" svg:height="1.5cm" svg:x="6.562cm" svg:y="3.408cm"><draw:text-box><text:p text:style-name="P13"><text:span text:style-name="T13">先用</text:span><text:span text:style-name="T13">100</text:span><text:span text:style-name="T13">去试</text:span></text:p></draw:text-box></draw:frame></draw:g><draw:g draw:style-name="gr2"><draw:g draw:style-name="gr2"><draw:polygon draw:style-name="gr82" draw:text-style-name="P12" svg:width="3.25cm" svg:height="1.5cm" svg:x="6.186cm" svg:y="6.658cm" svg:viewBox="0 0 3251 1501" draw:points="0,1501 2501,1501 3251,0 750,0"><text:p/></draw:polygon><draw:polygon draw:style-name="gr83" draw:text-style-name="P12" svg:width="3.25cm" svg:height="1.5cm" svg:x="6.186cm" svg:y="6.658cm" svg:viewBox="0 0 3251 1501" draw:points="0,1501 2501,1501 3251,0 750,0"><text:p/></draw:polygon></draw:g><draw:frame draw:style-name="gr84" draw:text-style-name="P14" svg:width="2.5cm" svg:height="1.5cm" svg:x="6.562cm" svg:y="6.659cm"><draw:text-box><text:p text:style-name="P13"><text:span text:style-name="T13">50</text:span><text:span text:style-name="T13">去试</text:span></text:p></draw:text-box></draw:frame></draw:g><draw:g draw:style-name="gr2"><draw:g draw:style-name="gr2"><draw:polygon draw:style-name="gr85" draw:text-style-name="P12" svg:width="3.25cm" svg:height="1.5cm" svg:x="6.186cm" svg:y="9.158cm" svg:viewBox="0 0 3251 1501" draw:points="0,1501 2501,1501 3251,0 750,0"><text:p/></draw:polygon><draw:polygon draw:style-name="gr86" draw:text-style-name="P12" svg:width="3.25cm" svg:height="1.5cm" svg:x="6.186cm" svg:y="9.158cm" svg:viewBox="0 0 3251 1501" draw:points="0,1501 2501,1501 3251,0 750,0"><text:p/></draw:polygon></draw:g><draw:frame draw:style-name="gr87" draw:text-style-name="P14" svg:width="2.5cm" svg:height="1.5cm" svg:x="6.562cm" svg:y="9.158cm"><draw:text-box><text:p text:style-name="P13"><text:span text:style-name="T13">20</text:span><text:span text:style-name="T13">去试</text:span></text:p></draw:text-box></draw:frame></draw:g><draw:g draw:style-name="gr2"><draw:g draw:style-name="gr2"><draw:polygon draw:style-name="gr88" draw:text-style-name="P12" svg:width="3.25cm" svg:height="1.5cm" svg:x="6.186cm" svg:y="11.658cm" svg:viewBox="0 0 3251 1501" draw:points="0,1501 2501,1501 3251,0 750,0"><text:p/></draw:polygon><draw:polygon draw:style-name="gr89" draw:text-style-name="P12" svg:width="3.25cm" svg:height="1.5cm" svg:x="6.186cm" svg:y="11.658cm" svg:viewBox="0 0 3251 1501" draw:points="0,1501 2501,1501 3251,0 750,0"><text:p/></draw:polygon></draw:g><draw:frame draw:style-name="gr90" draw:text-style-name="P14" svg:width="2.5cm" svg:height="1.5cm" svg:x="6.562cm" svg:y="11.658cm"><draw:text-box><text:p text:style-name="P13"><text:span text:style-name="T13">10</text:span><text:span text:style-name="T13">去试</text:span></text:p></draw:text-box></draw:frame></draw:g><draw:g draw:style-name="gr2"><draw:g draw:style-name="gr2"><draw:polygon draw:style-name="gr91" draw:text-style-name="P12" svg:width="3.25cm" svg:height="1.5cm" svg:x="6.186cm" svg:y="14.408cm" svg:viewBox="0 0 3251 1501" draw:points="0,1501 2501,1501 3251,0 750,0"><text:p/></draw:polygon><draw:polygon draw:style-name="gr92" draw:text-style-name="P12" svg:width="3.25cm" svg:height="1.5cm" svg:x="6.186cm" svg:y="14.408cm" svg:viewBox="0 0 3251 1501" draw:points="0,1501 2501,1501 3251,0 750,0"><text:p/></draw:polygon></draw:g><draw:frame draw:style-name="gr93" draw:text-style-name="P14" svg:width="2.5cm" svg:height="1.5cm" svg:x="6.562cm" svg:y="14.409cm"><draw:text-box><text:p text:style-name="P13"><text:span text:style-name="T13">5</text:span><text:span text:style-name="T13">去试</text:span></text:p></draw:text-box></draw:frame></draw:g><draw:g draw:style-name="gr2"><draw:g draw:style-name="gr2"><draw:polygon draw:style-name="gr94" draw:text-style-name="P12" svg:width="3.5cm" svg:height="2cm" svg:x="6.061cm" svg:y="17.158cm" svg:viewBox="0 0 3501 2001" draw:points="0,2001 2501,2001 3501,0 1000,0"><text:p/></draw:polygon><draw:polygon draw:style-name="gr95" draw:text-style-name="P12" svg:width="3.5cm" svg:height="2cm" svg:x="6.061cm" svg:y="17.158cm" svg:viewBox="0 0 3501 2001" draw:points="0,2001 2501,2001 3501,0 1000,0"><text:p/></draw:polygon></draw:g><draw:frame draw:style-name="gr96" draw:text-style-name="P14" svg:width="1.668cm" svg:height="2.091cm" svg:x="6.978cm" svg:y="17.114cm"><draw:text-box><text:p text:style-name="P13"><text:span text:style-name="T13">输出各个面额出现次数</text:span></text:p></draw:text-box></draw:frame></draw:g><draw:g draw:style-name="gr2"><draw:g draw:style-name="gr2"><draw:path draw:style-name="gr97" draw:text-style-name="P12" svg:width="2.5cm" svg:height="1cm" svg:x="6.561cm" svg:y="20.158cm" svg:viewBox="0 0 2501 1001" svg:d="M500 1001h1502c92 0 170-21 250-67 79-46 137-103 183-183s66-158 66-251c0-92-20-170-66-250s-104-137-183-183c-80-46-158-67-250-67h-1502c-92 0-170 21-250 67-79 46-137 103-183 183s-67 158-67 251c0 92 21 170 67 250s104 137 183 183c80 46 158 67 250 67z"><text:p/></draw:path><draw:path draw:style-name="gr98" draw:text-style-name="P12" svg:width="2.5cm" svg:height="1cm" svg:x="6.561cm" svg:y="20.158cm" svg:viewBox="0 0 2501 1001" svg:d="M500 1001h1502c92 0 170-21 250-67 79-46 137-103 183-183s66-158 66-251c0-92-20-170-66-250s-104-137-183-183c-80-46-158-67-250-67h-1502c-92 0-170 21-250 67-79 46-137 103-183 183s-67 158-67 251c0 92 21 170 67 250s104 137 183 183c80 46 158 67 250 67z"><text:p/></draw:path></draw:g><draw:frame draw:style-name="gr99" draw:text-style-name="P14" svg:width="2.5cm" svg:height="0.999cm" svg:x="6.562cm" svg:y="20.158cm"><draw:text-box><text:p text:style-name="P13"><text:span text:style-name="T13">结束</text:span></text:p></draw:text-box></draw:frame></draw:g><draw:line draw:style-name="gr100" draw:text-style-name="P12" svg:x1="7.811cm" svg:y1="1.658cm" svg:x2="7.811cm" svg:y2="3.407cm"><text:p/></draw:line><draw:line draw:style-name="gr101" draw:text-style-name="P12" svg:x1="7.811cm" svg:y1="4.908cm" svg:x2="7.811cm" svg:y2="6.657cm"><text:p/></draw:line><draw:line draw:style-name="gr102" draw:text-style-name="P12" svg:x1="7.811cm" svg:y1="8.158cm" svg:x2="7.811cm" svg:y2="9.157cm"><text:p/></draw:line><draw:line draw:style-name="gr103" draw:text-style-name="P12" svg:x1="7.811cm" svg:y1="10.658cm" svg:x2="7.811cm" svg:y2="11.657cm"><text:p/></draw:line><draw:line draw:style-name="gr104" draw:text-style-name="P12" svg:x1="7.811cm" svg:y1="13.158cm" svg:x2="7.811cm" svg:y2="14.408cm"><text:p/></draw:line><draw:line draw:style-name="gr105" draw:text-style-name="P12" svg:x1="7.811cm" svg:y1="15.908cm" svg:x2="7.811cm" svg:y2="17.158cm"><text:p/></draw:line><draw:line draw:style-name="gr106" draw:text-style-name="P12" svg:x1="7.811cm" svg:y1="19.158cm" svg:x2="7.811cm" svg:y2="20.158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编程实现：</text:p>
      <text:p text:style-name="P6"><text:s text:c="2"/>1 /************************************************************************* </text:p>
      <text:p text:style-name="P6"><text:s text:c="2"/>2 <text:s/>&gt; File Name: 人民币支付.cpp </text:p>
      <text:p text:style-name="P6"><text:s text:c="2"/>3 <text:s/>&gt; Author: zhengziqiang </text:p>
      <text:p text:style-name="P6"><text:s text:c="2"/>4 <text:s/>&gt; Mail: 1174986943@qq.com </text:p>
      <text:p text:style-name="P6"><text:s text:c="2"/>5 <text:s/>&gt; Created Time: 2016年04月05日 星期二 18时00分42秒 </text:p>
      <text:p text:style-name="P6"><text:s text:c="2"/>6 <text:s/>************************************************************************/ </text:p>
      <text:p text:style-name="P6"><text:s text:c="2"/>7 </text:p>
      <text:p text:style-name="P6"><text:s text:c="2"/>8 #include&lt;iostream&gt; </text:p>
      <text:p text:style-name="P6"><text:s text:c="2"/>9 using namespace std; </text:p>
      <text:p text:style-name="P6"><text:s/>10 int main() </text:p>
      <text:p text:style-name="P6"><text:s/>11 { <text:s text:c="13"/></text:p>
      <text:p text:style-name="P6"><text:s/>12 <text:s text:c="4"/>int n; <text:s text:c="5"/></text:p>
      <text:p text:style-name="P6"><text:s/>13 <text:s text:c="4"/>cin&gt;&gt;n; <text:s text:c="5"/></text:p>
      <text:p text:style-name="P6"><text:s/>14 <text:s text:c="4"/>cout&lt;&lt;n/100&lt;&lt;endl; <text:s text:c="2"/></text:p>
      <text:p text:style-name="P6"><text:s/>15 <text:s text:c="4"/>cout&lt;&lt;(n%100)/50&lt;&lt;endl; <text:s text:c="2"/></text:p>
      <text:p text:style-name="P6"><text:s/>16 <text:s text:c="4"/>cout&lt;&lt;((n%100)%50)/20&lt;&lt;endl; <text:s text:c="2"/></text:p>
      <text:p text:style-name="P6"><text:s/>17 <text:s text:c="4"/>cout&lt;&lt;(((n%100)%50)%20)/10&lt;&lt;endl; <text:s text:c="2"/></text:p>
      <text:p text:style-name="P6"><text:s/>18 <text:s text:c="4"/>cout&lt;&lt;((((n%100)%50)%20)%10)/5&lt;&lt;endl; <text:s text:c="3"/></text:p>
      <text:p text:style-name="P6"><text:s/>19 <text:s text:c="4"/>cout&lt;&lt;(((((n%100)%50)%20)%10)%5)/1&lt;&lt;endl; <text:s text:c="4"/></text:p>
      <text:p text:style-name="P6"><text:s/>20 <text:s text:c="4"/>return 0; <text:s text:c="34"/></text:p>
      <text:p text:style-name="P6"><text:s/>21 } <text:s text:c="21"/></text:p>
      <text:p text:style-name="P6">~ <text:s text:c="7"/></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4)<text:span text:style-name="T7">数字求和</text:span></text:p>
      <text:p text:style-name="P4">问题分析：<text:span text:style-name="T1">给定一个数和一个数组，将这个数组中比这个数更小的数字进行加和，最后输出这个和。</text:span></text:p>
      <text:p text:style-name="P4">解决方案：<text:span text:style-name="T9">将输入的数组中的数进行与这个数比大小判断，小的就进行加和运算，大的则不管。</text:span></text:p>
      <text:p text:style-name="P4">流程图：</text:p>
      <text:p text:style-name="P1"/>
      <text:p text:style-name="P1"/>
      <text:p text:style-name="P1"/>
      <text:p text:style-name="P1"><draw:g text:anchor-type="paragraph" draw:z-index="3" draw:style-name="gr1"><draw:g draw:style-name="gr2"><draw:g draw:style-name="gr2"><draw:polygon draw:style-name="gr107" draw:text-style-name="P12" svg:width="2.5cm" svg:height="1.5cm" svg:x="7.76cm" svg:y="0.222cm" svg:viewBox="0 0 2501 1501" draw:points="0,1501 2501,1501 2501,0 0,0"><text:p/></draw:polygon><draw:polygon draw:style-name="gr108" draw:text-style-name="P12" svg:width="2.5cm" svg:height="1.5cm" svg:x="7.76cm" svg:y="0.222cm" svg:viewBox="0 0 2501 1501" draw:points="0,1501 2501,1501 2501,0 0,0"><text:p/></draw:polygon></draw:g><draw:frame draw:style-name="gr109" draw:text-style-name="P14" svg:width="2.5cm" svg:height="1.5cm" svg:x="7.761cm" svg:y="0.222cm"><draw:text-box><text:p text:style-name="P13"><text:span text:style-name="T13">输入数据</text:span></text:p></draw:text-box></draw:frame></draw:g><draw:g draw:style-name="gr2"><draw:g draw:style-name="gr2"><draw:polygon draw:style-name="gr110" draw:text-style-name="P12" svg:width="4.55cm" svg:height="2.1cm" svg:x="6.985cm" svg:y="2.871cm" svg:viewBox="0 0 4551 2101" draw:points="0,2101 3501,2101 4551,0 1050,0"><text:p/></draw:polygon><draw:polygon draw:style-name="gr111" draw:text-style-name="P12" svg:width="4.55cm" svg:height="2.1cm" svg:x="6.985cm" svg:y="2.871cm" svg:viewBox="0 0 4551 2101" draw:points="0,2101 3501,2101 4551,0 1050,0"><text:p/></draw:polygon></draw:g><draw:frame draw:style-name="gr112" draw:text-style-name="P14" svg:width="2.334cm" svg:height="2.1cm" svg:x="8.093cm" svg:y="2.871cm"><draw:text-box><text:p text:style-name="P13"><text:span text:style-name="T13">输入给定整数</text:span><text:span text:style-name="T13">n, </text:span><text:span text:style-name="T13">和数组</text:span></text:p></draw:text-box></draw:frame></draw:g><draw:g draw:style-name="gr2"><draw:g draw:style-name="gr2"><draw:polygon draw:style-name="gr113" draw:text-style-name="P12" svg:width="4cm" svg:height="3.25cm" svg:x="7.01cm" svg:y="5.722cm" svg:viewBox="0 0 4001 3251" draw:points="0,1625 2000,0 4001,1625 2000,3251"><text:p/></draw:polygon><draw:polygon draw:style-name="gr114" draw:text-style-name="P12" svg:width="4cm" svg:height="3.25cm" svg:x="7.01cm" svg:y="5.722cm" svg:viewBox="0 0 4001 3251" draw:points="0,1625 2000,0 4001,1625 2000,3251"><text:p/></draw:polygon></draw:g><draw:frame draw:style-name="gr115" draw:text-style-name="P14" svg:width="3.335cm" svg:height="2.437cm" svg:x="7.343cm" svg:y="6.128cm"><draw:text-box><text:p text:style-name="P13"><text:span text:style-name="T13">判断</text:span><text:span text:style-name="T13">a[n]</text:span><text:span text:style-name="T13">中的数与</text:span><text:span text:style-name="T13">n</text:span><text:span text:style-name="T13">的大小关系</text:span></text:p></draw:text-box></draw:frame></draw:g><draw:g draw:style-name="gr2"><draw:g draw:style-name="gr2"><draw:polygon draw:style-name="gr116" draw:text-style-name="P12" svg:width="3.25cm" svg:height="1.5cm" svg:x="7.385cm" svg:y="11.472cm" svg:viewBox="0 0 3251 1501" draw:points="0,1501 2501,1501 3251,0 750,0"><text:p/></draw:polygon><draw:polygon draw:style-name="gr117" draw:text-style-name="P12" svg:width="3.25cm" svg:height="1.5cm" svg:x="7.385cm" svg:y="11.472cm" svg:viewBox="0 0 3251 1501" draw:points="0,1501 2501,1501 3251,0 750,0"><text:p/></draw:polygon></draw:g><draw:frame draw:style-name="gr118" draw:text-style-name="P14" svg:width="2.5cm" svg:height="1.5cm" svg:x="7.761cm" svg:y="11.472cm"><draw:text-box><text:p text:style-name="P13"><text:span text:style-name="T15">求和运算</text:span></text:p></draw:text-box></draw:frame></draw:g><draw:g draw:style-name="gr2"><draw:g draw:style-name="gr2"><draw:polygon draw:style-name="gr119" draw:text-style-name="P12" svg:width="2.5cm" svg:height="1.5cm" svg:x="7.76cm" svg:y="14.722cm" svg:viewBox="0 0 2501 1501" draw:points="0,1501 2501,1501 2501,0 0,0"><text:p/></draw:polygon><draw:polygon draw:style-name="gr120" draw:text-style-name="P12" svg:width="2.5cm" svg:height="1.5cm" svg:x="7.76cm" svg:y="14.722cm" svg:viewBox="0 0 2501 1501" draw:points="0,1501 2501,1501 2501,0 0,0"><text:p/></draw:polygon></draw:g><draw:frame draw:style-name="gr121" draw:text-style-name="P14" svg:width="2.5cm" svg:height="1.5cm" svg:x="7.761cm" svg:y="14.721cm"><draw:text-box><text:p text:style-name="P13"><text:span text:style-name="T15">输出结果</text:span></text:p></draw:text-box></draw:frame></draw:g><draw:g draw:style-name="gr2"><draw:g draw:style-name="gr2"><draw:path draw:style-name="gr122" draw:text-style-name="P12" svg:width="2.479cm" svg:height="1cm" svg:x="7.76cm" svg:y="18.221cm" svg:viewBox="0 0 2480 1001" svg:d="M500 1001h1502c84-4 154-24 227-67 80-46 138-103 184-183s67-158 67-251c0-92-21-170-67-250s-104-137-184-183c-73-43-143-63-227-67h-1502c-92 0-170 21-250 67-79 46-137 103-183 183s-67 158-67 251c0 92 21 170 67 250s104 137 183 183c80 46 158 67 250 67z"><text:p/></draw:path><draw:path draw:style-name="gr123" draw:text-style-name="P12" svg:width="2.479cm" svg:height="1cm" svg:x="7.76cm" svg:y="18.221cm" svg:viewBox="0 0 2480 1001" svg:d="M500 1001h1502c84-4 154-24 227-67 80-46 138-103 184-183s67-158 67-251c0-92-21-170-67-250s-104-137-184-183c-73-43-143-63-227-67h-1502c-92 0-170 21-250 67-79 46-137 103-183 183s-67 158-67 251c0 92 21 170 67 250s104 137 183 183c80 46 158 67 250 67z"><text:p/></draw:path></draw:g><draw:frame draw:style-name="gr124" draw:text-style-name="P14" svg:width="2.5cm" svg:height="0.999cm" svg:x="7.761cm" svg:y="18.222cm"><draw:text-box><text:p text:style-name="P13"><text:span text:style-name="T15">结束</text:span></text:p></draw:text-box></draw:frame></draw:g><draw:polyline draw:style-name="gr125" draw:text-style-name="P12" svg:width="0.25cm" svg:height="1.15cm" svg:x="9.01cm" svg:y="1.721cm" svg:viewBox="0 0 251 1151" draw:points="0,0 0,600 251,600 251,1151"><text:p/></draw:polyline><draw:polyline draw:style-name="gr126" draw:text-style-name="P12" svg:width="0.25cm" svg:height="0.75cm" svg:x="9.01cm" svg:y="4.972cm" svg:viewBox="0 0 251 751" draw:points="251,0 251,385 0,385 0,751"><text:p/></draw:polyline><draw:polyline draw:style-name="gr127" draw:text-style-name="P12" svg:width="0.08cm" svg:height="2.5cm" svg:x="9.01cm" svg:y="8.972cm" svg:viewBox="0 0 81 2501" draw:points="0,0 0,170 81,170 81,2381 0,2381 0,2501"><text:p/></draw:polyline><draw:line draw:style-name="gr128" draw:text-style-name="P12" svg:x1="9.01cm" svg:y1="12.971cm" svg:x2="9.01cm" svg:y2="14.72cm"><text:p/></draw:line><draw:line draw:style-name="gr129" draw:text-style-name="P12" svg:x1="9.01cm" svg:y1="16.222cm" svg:x2="9.01cm" svg:y2="18.221cm"><text:p/></draw:line><draw:g draw:style-name="gr2"><draw:g draw:style-name="gr2"><draw:path draw:style-name="gr130" draw:text-style-name="P12" svg:width="1.5cm" svg:height="1.5cm" svg:x="7.51cm" svg:y="9.221cm" svg:viewBox="0 0 1501 1501" svg:d="M0 751c0-139 31-256 101-376 69-119 155-205 274-274 120-70 237-101 375-101 139 0 256 31 376 101 119 69 205 155 274 274 70 120 101 237 101 375v1c0 138-31 255-101 375-69 119-155 205-274 274-120 70-237 101-375 101-139 0-256-31-376-101-119-69-205-155-274-274-70-120-101-237-101-375z"><text:p/></draw:path><draw:path draw:style-name="gr131" draw:text-style-name="P12" svg:width="1.5cm" svg:height="1.5cm" svg:x="7.51cm" svg:y="9.221cm" svg:viewBox="0 0 1501 1501" svg:d="M0 751c0-139 31-256 101-376 69-119 155-205 274-274 120-70 237-101 375-101 139 0 256 31 376 101 119 69 205 155 274 274 70 120 101 237 101 375v1c0 138-31 255-101 375-69 119-155 205-274 274-120 70-237 101-375 101-139 0-256-31-376-101-119-69-205-155-274-274-70-120-101-237-101-375zM751 1501h750"><text:p/></draw:path></draw:g><draw:frame draw:style-name="gr132" draw:text-style-name="P14" svg:width="1.5cm" svg:height="1.5cm" svg:x="7.511cm" svg:y="9.221cm"><draw:text-box><text:p text:style-name="P13"><text:span text:style-name="T13">是</text:span></text:p></draw:text-box></draw:frame></draw:g></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编程实现：</text:p>
      <text:p text:style-name="P6"><text:s text:c="2"/>1 /************************************************************************* </text:p>
      <text:p text:style-name="P6"><text:s text:c="2"/>2 <text:s/>&gt; File Name: 数字求和.cpp </text:p>
      <text:p text:style-name="P6"><text:s text:c="2"/>3 <text:s/>&gt; Author: zhengziqiang </text:p>
      <text:p text:style-name="P6"><text:s text:c="2"/>4 <text:s/>&gt; Mail: 1174986943@qq.com </text:p>
      <text:p text:style-name="P6"><text:s text:c="2"/>5 <text:s/>&gt; Created Time: 2016年04月05日 星期二 16时15分18秒 </text:p>
      <text:p text:style-name="P6"><text:s text:c="2"/>6 <text:s/>************************************************************************/ </text:p>
      <text:p text:style-name="P6"><text:s text:c="2"/>7 </text:p>
      <text:p text:style-name="P6"><text:s text:c="2"/>8 #include&lt;iostream&gt; </text:p>
      <text:p text:style-name="P6"><text:s text:c="2"/>9 using namespace std; </text:p>
      <text:p text:style-name="P6"><text:s/>10 int main() </text:p>
      <text:p text:style-name="P6"><text:s/>11 { </text:p>
      <text:p text:style-name="P6"><text:s/>12 <text:s text:c="4"/>int n,a[5],sum=0; </text:p>
      <text:p text:style-name="P6"><text:s/>13 <text:s text:c="4"/>cin&gt;&gt;n; </text:p>
      <text:p text:style-name="P6"><text:s/>14 <text:s text:c="4"/>for(int i=0;i&lt;5;i++) </text:p>
      <text:p text:style-name="P6"><text:s/>15 <text:s text:c="4"/>{ </text:p>
      <text:p text:style-name="P6"><text:s/>16 <text:s text:c="8"/>cin&gt;&gt;a[i]; </text:p>
      <text:p text:style-name="P6"><text:s/>17 <text:s text:c="4"/>} </text:p>
      <text:p text:style-name="P6"><text:s/>18 <text:s text:c="4"/>for(int j=0;j&lt;5;j++) </text:p>
      <text:p text:style-name="P6"><text:s/>19 <text:s text:c="4"/>{ </text:p>
      <text:p text:style-name="P6"><text:s/>20 <text:s text:c="8"/>if(a[j]&lt;n) </text:p>
      <text:p text:style-name="P6"><text:s/>21 <text:s text:c="8"/>{ </text:p>
      <text:p text:style-name="P6"><text:s/>22 <text:s text:c="12"/>sum=sum+a[j]; </text:p>
      <text:p text:style-name="P6"><text:s/>23 <text:s text:c="8"/>} </text:p>
      <text:p text:style-name="P6"><text:s/>24 <text:s text:c="4"/>} </text:p>
      <text:p text:style-name="P6"><text:s/>25 <text:s text:c="4"/>cout&lt;&lt;sum&lt;&lt;endl; </text:p>
      <text:p text:style-name="P6"><text:s/>26 <text:s text:c="4"/>return 0; </text:p>
      <text:p text:style-name="P6"><text:s/>27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5)<text:span text:style-name="T7">骑车与走路</text:span></text:p>
      <text:p text:style-name="P4">问题分析：<text:span text:style-name="T9">路程已定的，骑车比走路多用</text:span><text:span text:style-name="T10">50s的准备时间，现在给出骑车与走路的速度，求哪种交通方式更节约时间。</text:span></text:p>
      <text:p text:style-name="P4">解决方案：<text:span text:style-name="T1">将路程除以速度，求出时间，不同的是骑车则要多加</text:span><text:span text:style-name="T4">50s的准备时间。</text:span></text:p>
      <text:p text:style-name="P4">流程图：</text:p>
      <text:p text:style-name="P1"/>
      <text:p text:style-name="P1"/>
      <text:p text:style-name="P1"/>
      <text:p text:style-name="P1"/>
      <text:p text:style-name="P1"><draw:g text:anchor-type="paragraph" draw:z-index="4" draw:style-name="gr1"><draw:g draw:style-name="gr2"><draw:g draw:style-name="gr2"><draw:polygon draw:style-name="gr133" draw:text-style-name="P12" svg:width="2.5cm" svg:height="1.5cm" svg:x="7.012cm" svg:y="0cm" svg:viewBox="0 0 2501 1501" draw:points="0,1501 2501,1501 2501,0 0,0"><text:p/></draw:polygon><draw:polygon draw:style-name="gr134" draw:text-style-name="P12" svg:width="2.5cm" svg:height="1.5cm" svg:x="7.012cm" svg:y="0cm" svg:viewBox="0 0 2501 1501" draw:points="0,1501 2501,1501 2501,0 0,0"><text:p/></draw:polygon></draw:g><draw:frame draw:style-name="gr135" draw:text-style-name="P14" svg:width="2.502cm" svg:height="1.5cm" svg:x="7.011cm" svg:y="0cm"><draw:text-box><text:p text:style-name="P13"><text:span text:style-name="T13">输入距离</text:span></text:p></draw:text-box></draw:frame></draw:g><draw:g draw:style-name="gr2"><draw:g draw:style-name="gr2"><draw:polygon draw:style-name="gr136" draw:text-style-name="P12" svg:width="2.5cm" svg:height="1.5cm" svg:x="7.012cm" svg:y="3.25cm" svg:viewBox="0 0 2501 1501" draw:points="0,1501 2501,1501 2501,0 0,0"><text:p/></draw:polygon><draw:polygon draw:style-name="gr137" draw:text-style-name="P12" svg:width="2.5cm" svg:height="1.5cm" svg:x="7.012cm" svg:y="3.25cm" svg:viewBox="0 0 2501 1501" draw:points="0,1501 2501,1501 2501,0 0,0"><text:p/></draw:polygon></draw:g><draw:frame draw:style-name="gr138" draw:text-style-name="P14" svg:width="2.502cm" svg:height="1.5cm" svg:x="7.011cm" svg:y="3.249cm"><draw:text-box><text:p text:style-name="P13"><text:span text:style-name="T13">输入骑车和走路的速度</text:span></text:p></draw:text-box></draw:frame></draw:g><draw:g draw:style-name="gr2"><draw:g draw:style-name="gr2"><draw:polygon draw:style-name="gr139" draw:text-style-name="P12" svg:width="5.775cm" svg:height="2.05cm" svg:x="0cm" svg:y="6.7cm" svg:viewBox="0 0 5776 2051" draw:points="0,2051 4751,2051 5776,0 1024,0"><text:p/></draw:polygon><draw:polygon draw:style-name="gr140" draw:text-style-name="P12" svg:width="5.775cm" svg:height="2.05cm" svg:x="0cm" svg:y="6.7cm" svg:viewBox="0 0 5776 2051" draw:points="0,2051 4751,2051 5776,0 1024,0"><text:p/></draw:polygon></draw:g><draw:frame draw:style-name="gr141" draw:text-style-name="P14" svg:width="3.169cm" svg:height="2.05cm" svg:x="1.304cm" svg:y="6.699cm"><draw:text-box><text:p text:style-name="P13"><text:span text:style-name="T13">将距离除以速度加上</text:span><text:span text:style-name="T13">50</text:span><text:span text:style-name="T13">得到骑车的时间</text:span></text:p></draw:text-box></draw:frame></draw:g><draw:g draw:style-name="gr2"><draw:g draw:style-name="gr2"><draw:polygon draw:style-name="gr142" draw:text-style-name="P12" svg:width="4.225cm" svg:height="2.05cm" svg:x="11cm" svg:y="6.7cm" svg:viewBox="0 0 4226 2051" draw:points="0,2051 3201,2051 4226,0 1024,0"><text:p/></draw:polygon><draw:polygon draw:style-name="gr143" draw:text-style-name="P12" svg:width="4.225cm" svg:height="2.05cm" svg:x="11cm" svg:y="6.7cm" svg:viewBox="0 0 4226 2051" draw:points="0,2051 3201,2051 4226,0 1024,0"><text:p/></draw:polygon></draw:g><draw:frame draw:style-name="gr144" draw:text-style-name="P14" svg:width="2.133cm" svg:height="2.05cm" svg:x="12.046cm" svg:y="6.699cm"><draw:text-box><text:p text:style-name="P13"><text:span text:style-name="T13">将距离除以走路速度</text:span></text:p></draw:text-box></draw:frame></draw:g><draw:g draw:style-name="gr2"><draw:g draw:style-name="gr2"><draw:polygon draw:style-name="gr145" draw:text-style-name="P12" svg:width="3.5cm" svg:height="2.5cm" svg:x="6.512cm" svg:y="10.5cm" svg:viewBox="0 0 3501 2501" draw:points="0,1251 1750,0 3501,1251 1750,2501"><text:p/></draw:polygon><draw:polygon draw:style-name="gr146" draw:text-style-name="P12" svg:width="3.5cm" svg:height="2.5cm" svg:x="6.512cm" svg:y="10.5cm" svg:viewBox="0 0 3501 2501" draw:points="0,1251 1750,0 3501,1251 1750,2501"><text:p/></draw:polygon></draw:g><draw:frame draw:style-name="gr147" draw:text-style-name="P14" svg:width="2.918cm" svg:height="1.874cm" svg:x="6.803cm" svg:y="10.813cm"><draw:text-box><text:p text:style-name="P13"><text:span text:style-name="T13">判断哪个的时间更短</text:span></text:p></draw:text-box></draw:frame></draw:g><draw:g draw:style-name="gr2"><draw:g draw:style-name="gr2"><draw:polygon draw:style-name="gr148" draw:text-style-name="P12" svg:width="4.6cm" svg:height="2.2cm" svg:x="5.962cm" svg:y="14cm" svg:viewBox="0 0 4601 2201" draw:points="0,2201 3501,2201 4601,0 1099,0"><text:p/></draw:polygon><draw:polygon draw:style-name="gr149" draw:text-style-name="P12" svg:width="4.6cm" svg:height="2.2cm" svg:x="5.962cm" svg:y="14cm" svg:viewBox="0 0 4601 2201" draw:points="0,2201 3501,2201 4601,0 1099,0"><text:p/></draw:polygon></draw:g><draw:frame draw:style-name="gr150" draw:text-style-name="P14" svg:width="2.334cm" svg:height="2.2cm" svg:x="7.094cm" svg:y="14cm"><draw:text-box><text:p text:style-name="P13"><text:span text:style-name="T13">输出更短的时间的方式</text:span></text:p></draw:text-box></draw:frame></draw:g><draw:g draw:style-name="gr2"><draw:g draw:style-name="gr2"><draw:path draw:style-name="gr151" draw:text-style-name="P12" svg:width="2.501cm" svg:height="1cm" svg:x="7.012cm" svg:y="18.25cm" svg:viewBox="0 0 2502 1001" svg:d="M500 1001h1502c92 0 170-21 250-67s137-103 183-183 67-158 67-251c0-92-21-170-67-250s-103-137-183-183-158-67-250-67h-1502c-92 0-170 21-250 67s-137 103-183 183-67 158-67 251c0 92 21 170 67 250s103 137 183 183 158 67 250 67z"><text:p/></draw:path><draw:path draw:style-name="gr152" draw:text-style-name="P12" svg:width="2.501cm" svg:height="1cm" svg:x="7.012cm" svg:y="18.25cm" svg:viewBox="0 0 2502 1001" svg:d="M500 1001h1502c92 0 170-21 250-67s137-103 183-183 67-158 67-251c0-92-21-170-67-250s-103-137-183-183-158-67-250-67h-1502c-92 0-170 21-250 67s-137 103-183 183-67 158-67 251c0 92 21 170 67 250s103 137 183 183 158 67 250 67z"><text:p/></draw:path></draw:g><draw:frame draw:style-name="gr153" draw:text-style-name="P14" svg:width="2.502cm" svg:height="0.999cm" svg:x="7.011cm" svg:y="18.249cm"><draw:text-box><text:p text:style-name="P13"><text:span text:style-name="T13">结束</text:span></text:p></draw:text-box></draw:frame></draw:g><draw:line draw:style-name="gr154" draw:text-style-name="P12" svg:x1="8.262cm" svg:y1="1.5cm" svg:x2="8.262cm" svg:y2="3.249cm"><text:p/></draw:line><draw:polyline draw:style-name="gr155" draw:text-style-name="P12" svg:width="5.375cm" svg:height="1.95cm" svg:x="2.887cm" svg:y="4.75cm" svg:viewBox="0 0 5376 1951" draw:points="5376,0 5376,751 0,751 0,1951"><text:p/></draw:polyline><draw:polyline draw:style-name="gr156" draw:text-style-name="P12" svg:width="4.85cm" svg:height="1.95cm" svg:x="8.262cm" svg:y="4.75cm" svg:viewBox="0 0 4851 1951" draw:points="0,0 0,751 4851,751 4851,1951"><text:p/></draw:polyline><draw:polyline draw:style-name="gr157" draw:text-style-name="P12" svg:width="5.375cm" svg:height="1.75cm" svg:x="2.887cm" svg:y="8.75cm" svg:viewBox="0 0 5376 1751" draw:points="0,0 0,750 5376,750 5376,1751"><text:p/></draw:polyline><draw:polyline draw:style-name="gr158" draw:text-style-name="P12" svg:width="4.85cm" svg:height="1.75cm" svg:x="8.262cm" svg:y="8.75cm" svg:viewBox="0 0 4851 1751" draw:points="4851,0 4851,751 0,751 0,1751"><text:p/></draw:polyline><draw:line draw:style-name="gr159" draw:text-style-name="P12" svg:x1="8.262cm" svg:y1="13cm" svg:x2="8.262cm" svg:y2="14cm"><text:p/></draw:line><draw:line draw:style-name="gr160" draw:text-style-name="P12" svg:x1="8.262cm" svg:y1="16.2cm" svg:x2="8.262cm" svg:y2="18.25cm"><text:p/></draw:lin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编程实现：</text:p>
      <text:p text:style-name="P7"><text:s text:c="2"/>1 /************************************************************************* </text:p>
      <text:p text:style-name="P7"><text:s text:c="2"/>2 <text:s/>&gt; File Name: 交通方式.cpp </text:p>
      <text:p text:style-name="P7"><text:s text:c="2"/>3 <text:s/>&gt; Author: zhengziqiang </text:p>
      <text:p text:style-name="P7"><text:s text:c="2"/>4 <text:s/>&gt; Mail: 1174986943@qq.com </text:p>
      <text:p text:style-name="P7"><text:s text:c="2"/>5 <text:s/>&gt; Created Time: 2016年04月05日 星期二 16时21分35秒 </text:p>
      <text:p text:style-name="P7"><text:s text:c="2"/>6 <text:s/>************************************************************************/ </text:p>
      <text:p text:style-name="P7"><text:s text:c="2"/>7 </text:p>
      <text:p text:style-name="P7"><text:s text:c="2"/>8 #include&lt;iostream&gt; </text:p>
      <text:p text:style-name="P7"><text:s text:c="2"/>9 using namespace std; </text:p>
      <text:p text:style-name="P7"><text:s/>10 int main() </text:p>
      <text:p text:style-name="P7"><text:s/>11 { </text:p>
      <text:p text:style-name="P7"><text:s/>12 <text:s text:c="4"/>int n; </text:p>
      <text:p text:style-name="P7"><text:s/>13 <text:s text:c="4"/>cin&gt;&gt;n; </text:p>
      <text:p text:style-name="P7"><text:s/>14 <text:s text:c="4"/>int a[n]; </text:p>
      <text:p text:style-name="P7"><text:s/>15 <text:s text:c="4"/>for(int i=0;i&lt;n;i++) </text:p>
      <text:p text:style-name="P7"><text:s/>16 <text:s text:c="4"/>{ </text:p>
      <text:p text:style-name="P7"><text:s/>17 <text:s text:c="8"/>cin&gt;&gt;a[i]; </text:p>
      <text:p text:style-name="P7"><text:s/>18 <text:s text:c="4"/>} </text:p>
      <text:p text:style-name="P7"><text:s/>19 <text:s text:c="4"/>double bi,wa; </text:p>
      <text:p text:style-name="P7"><text:s/>20 <text:s text:c="4"/>for(int j=0;j&lt;n;j++) </text:p>
      <text:p text:style-name="P7"><text:s/>21 <text:s text:c="4"/>{ </text:p>
      <text:p text:style-name="P7"><text:s/>22 <text:s text:c="8"/>bi=(double)(a[j]/3.0)+50; </text:p>
      <text:p text:style-name="P7"><text:s/>23 <text:s text:c="8"/>wa=(double)(a[j]/1.2); </text:p>
      <text:p text:style-name="P7"><text:s/>24 <text:s text:c="8"/>if(bi&lt;wa) </text:p>
      <text:p text:style-name="P7"><text:s/>25 <text:s text:c="12"/>cout&lt;&lt;"WALK"&lt;&lt;endl; </text:p>
      <text:p text:style-name="P7"><text:s/>26 <text:s text:c="8"/>else if(bi==wa) </text:p>
      <text:p text:style-name="P7"><text:s/>27 <text:s text:c="12"/>cout&lt;&lt;"ALL"&lt;&lt;endl; </text:p>
      <text:p text:style-name="P7"><text:s/>28 <text:s text:c="8"/>else </text:p>
      <text:p text:style-name="P7"><text:s/>29 <text:s text:c="12"/>cout&lt;&lt;"BIKE"&lt;&lt;endl; </text:p>
      <text:p text:style-name="P7"><text:s/>30 <text:s text:c="4"/>} </text:p>
      <text:p text:style-name="P7"><text:s/>31 <text:s text:c="4"/>return 0; </text:p>
      <text:p text:style-name="P7"><text:s/>32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6)<text:span text:style-name="T8">买房子</text:span></text:p>
      <text:p text:style-name="P4">问题分析：<text:span text:style-name="T1">现有一套房子</text:span><text:span text:style-name="T4">200万，一名程序员每年工资为n，房价以每年百分之k的速度上涨，问这名程序员什么时候能买到这套房子</text:span></text:p>
      <text:p text:style-name="P4"><draw:g text:anchor-type="paragraph" draw:z-index="5" draw:style-name="gr1"><draw:g draw:style-name="gr2"><draw:g draw:style-name="gr2"><draw:polygon draw:style-name="gr161" draw:text-style-name="P12" svg:width="2.5cm" svg:height="1.468cm" svg:x="8.182cm" svg:y="1.79cm" svg:viewBox="0 0 2501 1469" draw:points="0,1469 2501,1469 2501,0 0,0"><text:p/></draw:polygon><draw:polygon draw:style-name="gr162" draw:text-style-name="P12" svg:width="2.5cm" svg:height="1.468cm" svg:x="8.182cm" svg:y="1.79cm" svg:viewBox="0 0 2501 1469" draw:points="0,1469 2501,1469 2501,0 0,0"><text:p/></draw:polygon></draw:g><draw:frame draw:style-name="gr163" draw:text-style-name="P14" svg:width="2.5cm" svg:height="1.468cm" svg:x="8.183cm" svg:y="1.79cm"><draw:text-box><text:p text:style-name="P13"><text:span text:style-name="T14">输入房价和工资</text:span></text:p></draw:text-box></draw:frame></draw:g><draw:g draw:style-name="gr2"><draw:g draw:style-name="gr2"><draw:polygon draw:style-name="gr164" draw:text-style-name="P12" svg:width="4.875cm" svg:height="2.203cm" svg:x="6.995cm" svg:y="4.605cm" svg:viewBox="0 0 4876 2204" draw:points="0,2204 3751,2204 4876,0 1124,0"><text:p/></draw:polygon><draw:polygon draw:style-name="gr165" draw:text-style-name="P12" svg:width="4.875cm" svg:height="2.203cm" svg:x="6.995cm" svg:y="4.605cm" svg:viewBox="0 0 4876 2204" draw:points="0,2204 3751,2204 4876,0 1124,0"><text:p/></draw:polygon></draw:g><draw:frame draw:style-name="gr166" draw:text-style-name="P14" svg:width="2.5cm" svg:height="2.202cm" svg:x="8.183cm" svg:y="4.605cm"><draw:text-box><text:p text:style-name="P13"><text:span text:style-name="T13">用</text:span><text:span text:style-name="T13">n,k</text:span><text:span text:style-name="T13">表示工资和百分比</text:span></text:p></draw:text-box></draw:frame></draw:g><draw:g draw:style-name="gr2"><draw:g draw:style-name="gr2"><draw:polygon draw:style-name="gr167" draw:text-style-name="P12" svg:width="3.05cm" svg:height="1.791cm" svg:x="7.907cm" svg:y="7.992cm" svg:viewBox="0 0 3051 1792" draw:points="0,1792 3051,1792 3051,0 0,0"><text:p/></draw:polygon><draw:polygon draw:style-name="gr168" draw:text-style-name="P12" svg:width="3.05cm" svg:height="1.791cm" svg:x="7.907cm" svg:y="7.992cm" svg:viewBox="0 0 3051 1792" draw:points="0,1792 3051,1792 3051,0 0,0"><text:p/></draw:polygon></draw:g><draw:frame draw:style-name="gr169" draw:text-style-name="P14" svg:width="3.051cm" svg:height="1.793cm" svg:x="7.908cm" svg:y="7.992cm"><draw:text-box><text:p text:style-name="P13"><text:span text:style-name="T13">用</text:span><text:span text:style-name="T13">m</text:span><text:span text:style-name="T13">表示下一年与今年房价的比值</text:span></text:p></draw:text-box></draw:frame></draw:g><draw:g draw:style-name="gr2"><draw:g draw:style-name="gr2"><draw:polygon draw:style-name="gr170" draw:text-style-name="P12" svg:width="2.5cm" svg:height="1.468cm" svg:x="12.432cm" svg:y="11.581cm" svg:viewBox="0 0 2501 1469" draw:points="0,735 1251,0 2501,735 1251,1469"><text:p/></draw:polygon><draw:polygon draw:style-name="gr171" draw:text-style-name="P12" svg:width="2.5cm" svg:height="1.468cm" svg:x="12.432cm" svg:y="11.581cm" svg:viewBox="0 0 2501 1469" draw:points="0,735 1251,0 2501,735 1251,1469"><text:p/></draw:polygon></draw:g><draw:frame draw:style-name="gr172" draw:text-style-name="P14" svg:width="2.5cm" svg:height="1.468cm" svg:x="12.432cm" svg:y="11.581cm"><draw:text-box><text:p text:style-name="P13"><text:span text:style-name="T15">否</text:span></text:p></draw:text-box></draw:frame></draw:g><draw:g draw:style-name="gr2"><draw:g draw:style-name="gr2"><draw:path draw:style-name="gr173" draw:text-style-name="P12" svg:width="2.75cm" svg:height="2.692cm" svg:x="8.058cm" svg:y="13.784cm" svg:viewBox="0 0 2751 2693" svg:d="M0 1347c0-248 58-458 184-673 127-215 284-370 504-493 219-124 434-181 687-181 254 0 469 57 688 181 220 123 377 278 504 493 126 215 184 425 184 673s-58 458-184 674c-127 214-284 369-504 492-219 124-434 180-688 180-253 0-468-56-687-180-220-123-377-278-504-492-126-216-184-426-184-674z"><text:p/></draw:path><draw:path draw:style-name="gr174" draw:text-style-name="P12" svg:width="2.75cm" svg:height="2.693cm" svg:x="8.058cm" svg:y="13.784cm" svg:viewBox="0 0 2751 2694" svg:d="M0 1347c0-248 58-458 184-673 127-215 284-370 504-493 219-124 434-181 687-181 254 0 469 57 688 181 220 123 377 278 504 493 126 215 184 425 184 673s-58 458-184 674c-127 214-284 369-504 492-219 124-434 180-688 180-253 0-468-56-687-180-220-123-377-278-504-492-126-216-184-426-184-674zM1375 2694h1376"><text:p/></draw:path></draw:g><draw:frame draw:style-name="gr175" draw:text-style-name="P14" svg:width="2.063cm" svg:height="2.019cm" svg:x="8.402cm" svg:y="14.12cm"><draw:text-box><text:p text:style-name="P13"><text:span text:style-name="T13">N</text:span><text:span text:style-name="T13">乘以工资与房价比较</text:span></text:p></draw:text-box></draw:frame></draw:g><draw:g draw:style-name="gr2"><draw:g draw:style-name="gr2"><draw:polygon draw:style-name="gr176" draw:text-style-name="P12" svg:width="2.5cm" svg:height="1.468cm" svg:x="8.182cm" svg:y="18.923cm" svg:viewBox="0 0 2501 1469" draw:points="0,1469 2501,1469 2501,0 0,0"><text:p/></draw:polygon><draw:polygon draw:style-name="gr177" draw:text-style-name="P12" svg:width="2.5cm" svg:height="1.468cm" svg:x="8.182cm" svg:y="18.923cm" svg:viewBox="0 0 2501 1469" draw:points="0,1469 2501,1469 2501,0 0,0"><text:p/></draw:polygon></draw:g><draw:frame draw:style-name="gr178" draw:text-style-name="P14" svg:width="2.5cm" svg:height="1.468cm" svg:x="8.183cm" svg:y="18.923cm"><draw:text-box><text:p text:style-name="P13"><text:span text:style-name="T15">结束循环</text:span></text:p></draw:text-box></draw:frame></draw:g><draw:g draw:style-name="gr2"><draw:g draw:style-name="gr2"><draw:polygon draw:style-name="gr179" draw:text-style-name="P12" svg:width="2.5cm" svg:height="1.468cm" svg:x="8.182cm" svg:y="22.716cm" svg:viewBox="0 0 2501 1469" draw:points="0,1469 2501,1469 2501,0 0,0"><text:p/></draw:polygon><draw:polygon draw:style-name="gr180" draw:text-style-name="P12" svg:width="2.5cm" svg:height="1.468cm" svg:x="8.182cm" svg:y="22.716cm" svg:viewBox="0 0 2501 1469" draw:points="0,1469 2501,1469 2501,0 0,0"><text:p/></draw:polygon></draw:g><draw:frame draw:style-name="gr181" draw:text-style-name="P14" svg:width="2.5cm" svg:height="1.468cm" svg:x="8.183cm" svg:y="22.715cm"><draw:text-box><text:p text:style-name="P13"><text:span text:style-name="T15">输出年数</text:span><text:span text:style-name="T15">n</text:span><text:span text:style-name="T15"><text:line-break/></text:span><text:span text:style-name="T16"><text:line-break/></text:span><text:span text:style-name="T16"/></text:p></draw:text-box></draw:frame></draw:g><draw:g draw:style-name="gr2"><draw:g draw:style-name="gr2"><draw:path draw:style-name="gr182" draw:text-style-name="P12" svg:width="2.5cm" svg:height="0.979cm" svg:x="8.182cm" svg:y="26.265cm" svg:viewBox="0 0 2501 980" svg:d="M500 980h1502c92 0 170-21 250-66 79-45 137-100 183-179 46-78 66-154 66-246 0-90-20-166-66-244-46-79-104-134-183-179-80-45-158-66-250-66h-1502c-92 0-170 21-250 66-79 45-137 100-183 179-46 78-67 154-67 245s21 167 67 245c46 79 104 134 183 179 80 45 158 66 250 66z"><text:p/></draw:path><draw:path draw:style-name="gr183" draw:text-style-name="P12" svg:width="2.5cm" svg:height="0.979cm" svg:x="8.182cm" svg:y="26.265cm" svg:viewBox="0 0 2501 980" svg:d="M500 980h1502c92 0 170-21 250-66 79-45 137-100 183-179 46-78 66-154 66-246 0-90-20-166-66-244-46-79-104-134-183-179-80-45-158-66-250-66h-1502c-92 0-170 21-250 66-79 45-137 100-183 179-46 78-67 154-67 245s21 167 67 245c46 79 104 134 183 179 80 45 158 66 250 66z"><text:p/></draw:path></draw:g><draw:frame draw:style-name="gr184" draw:text-style-name="P14" svg:width="2.5cm" svg:height="0.978cm" svg:x="8.183cm" svg:y="26.266cm"><draw:text-box><text:p text:style-name="P13"><text:span text:style-name="T13">结束</text:span></text:p></draw:text-box></draw:frame></draw:g><draw:g draw:style-name="gr2"><draw:g draw:style-name="gr2"><draw:polygon draw:style-name="gr185" draw:text-style-name="P12" svg:width="2.5cm" svg:height="1.468cm" svg:x="8.182cm" svg:y="11.09cm" svg:viewBox="0 0 2501 1469" draw:points="0,1469 2501,1469 2501,0 0,0"><text:p/></draw:polygon><draw:polygon draw:style-name="gr186" draw:text-style-name="P12" svg:width="2.5cm" svg:height="1.468cm" svg:x="8.182cm" svg:y="11.09cm" svg:viewBox="0 0 2501 1469" draw:points="0,1469 2501,1469 2501,0 0,0"><text:p/></draw:polygon></draw:g><draw:frame draw:style-name="gr187" draw:text-style-name="P14" svg:width="2.5cm" svg:height="1.468cm" svg:x="8.183cm" svg:y="11.091cm"><draw:text-box><text:p text:style-name="P13"><text:span text:style-name="T15">循环比较</text:span></text:p></draw:text-box></draw:frame></draw:g><draw:line draw:style-name="gr188" draw:text-style-name="P12" svg:x1="9.432cm" svg:y1="3.259cm" svg:x2="9.432cm" svg:y2="4.605cm"><text:p/></draw:line><draw:line draw:style-name="gr189" draw:text-style-name="P12" svg:x1="9.432cm" svg:y1="6.807cm" svg:x2="9.432cm" svg:y2="7.991cm"><text:p/></draw:line><draw:line draw:style-name="gr190" draw:text-style-name="P12" svg:x1="9.432cm" svg:y1="9.784cm" svg:x2="9.432cm" svg:y2="11.384cm"><text:p/></draw:line><draw:line draw:style-name="gr191" draw:text-style-name="P12" svg:x1="9.432cm" svg:y1="12.56cm" svg:x2="9.432cm" svg:y2="13.784cm"><text:p/></draw:line><draw:polyline draw:style-name="gr192" draw:text-style-name="P12" svg:width="2.875cm" svg:height="2.08cm" svg:x="10.808cm" svg:y="13.048cm" svg:viewBox="0 0 2876 2081" draw:points="0,2081 2876,2081 2876,0"><text:p/></draw:polyline><draw:polyline draw:style-name="gr193" draw:text-style-name="P12" svg:width="3cm" svg:height="0.979cm" svg:x="10.683cm" svg:y="10.846cm" svg:viewBox="0 0 3001 980" draw:points="3001,735 3001,0 751,0 751,980 0,980"><text:p/></draw:polyline><draw:line draw:style-name="gr194" draw:text-style-name="P12" svg:x1="9.432cm" svg:y1="16.475cm" svg:x2="9.432cm" svg:y2="18.922cm"><text:p/></draw:line><draw:line draw:style-name="gr195" draw:text-style-name="P12" svg:x1="9.432cm" svg:y1="20.391cm" svg:x2="9.432cm" svg:y2="22.715cm"><text:p/></draw:line><draw:line draw:style-name="gr196" draw:text-style-name="P12" svg:x1="9.432cm" svg:y1="24.184cm" svg:x2="9.432cm" svg:y2="26.263cm"><text:p/></draw:line></draw:g>解决方案：<text:span text:style-name="T1">将年薪n乘以年数，得到他的工资总和，然后房价进行乘以</text:span><text:span text:style-name="T4">1加百分之k,然后进行比较，如果工资大于房价，则输出这个年份。</text:span></text:p>
      <text:p text:style-name="P4">流程图：</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编程实现：</text:p>
      <text:p text:style-name="P7"><text:s text:c="2"/>1 /************************************************************************* </text:p>
      <text:p text:style-name="P7"><text:s text:c="2"/>2 <text:s/>&gt; File Name: 买房子.cpp </text:p>
      <text:p text:style-name="P7"><text:s text:c="2"/>3 <text:s/>&gt; Author: zhengziqiang </text:p>
      <text:p text:style-name="P7"><text:s text:c="2"/>4 <text:s/>&gt; Mail: 1174986943@qq.com </text:p>
      <text:p text:style-name="P7"><text:s text:c="2"/>5 <text:s/>&gt; Created Time: 2016年04月05日 星期二 17时07分38秒 </text:p>
      <text:p text:style-name="P7"><text:s text:c="2"/>6 <text:s/>************************************************************************/ </text:p>
      <text:p text:style-name="P7"><text:s text:c="2"/>7 </text:p>
      <text:p text:style-name="P7"><text:s text:c="2"/>8 #include&lt;iostream&gt; </text:p>
      <text:p text:style-name="P7"><text:s text:c="2"/>9 #include&lt;math.h&gt; </text:p>
      <text:p text:style-name="P7"><text:s/>10 using namespace std; </text:p>
      <text:p text:style-name="P7"><text:s/>11 int main() </text:p>
      <text:p text:style-name="P7"><text:s/>12 { </text:p>
      <text:p text:style-name="P7"><text:s/>13 <text:s text:c="4"/>int i,n,k,mon,ans=0; </text:p>
      <text:p text:style-name="P7"><text:s/>14 <text:s text:c="4"/>cin&gt;&gt;n&gt;&gt;k; </text:p>
      <text:p text:style-name="P7"><text:s/>15 <text:s text:c="4"/>double fang,bi; </text:p>
      <text:p text:style-name="P7"><text:s/>16 <text:s text:c="4"/>double m=k/100.00+1.00; </text:p>
      <text:p text:style-name="P7"><text:s/>17 <text:s text:c="4"/>for(i=1;i&lt;=20;i++) </text:p>
      <text:p text:style-name="P7"><text:s/>18 <text:s text:c="4"/>{ </text:p>
      <text:p text:style-name="P7"><text:s/>19 <text:s text:c="8"/>if(ans==1) </text:p>
      <text:p text:style-name="P7"><text:s/>20 <text:s text:c="12"/>break; </text:p>
      <text:p text:style-name="P7"><text:s/>21 <text:s text:c="8"/>mon=n*i; </text:p>
      <text:p text:style-name="P7"><text:s/>22 <text:s text:c="8"/>bi=pow(m,i-1); </text:p>
      <text:p text:style-name="P7"><text:s/>23 <text:s text:c="8"/>fang=200.00*bi; </text:p>
      <text:p text:style-name="P7"><text:s/>24 <text:s text:c="8"/>if(mon&gt;=fang) </text:p>
      <text:p text:style-name="P7"><text:s/>25 <text:s text:c="8"/>{ </text:p>
      <text:p text:style-name="P7"><text:s/>26 </text:p>
      <text:p text:style-name="P7"><text:s/>27 <text:s text:c="12"/>cout&lt;&lt;i&lt;&lt;endl; </text:p>
      <text:p text:style-name="P7"><text:s/>28 <text:s text:c="12"/>ans=ans+1; </text:p>
      <text:p text:style-name="P7"><text:s/>29 <text:s text:c="8"/>} </text:p>
      <text:p text:style-name="P7"><text:s/>30 <text:s text:c="4"/>} </text:p>
      <text:p text:style-name="P7"><text:s/>31 <text:s text:c="4"/>if(i&gt;=21) </text:p>
      <text:p text:style-name="P7"><text:s/>32 <text:s text:c="8"/>cout&lt;&lt;"IMPOSSIBLE"&lt;&lt;endl; </text:p>
      <text:p text:style-name="P7"><text:s/>33 <text:s text:c="4"/>return 0; </text:p>
      <text:p text:style-name="P7"><text:s/>34 }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总结体会</text:p>
      <text:p text:style-name="P1"/>
      <text:p text:style-name="P7">1.买房子这道题我最开始做的时候，利用的是Pow(m,i)，然后总是输出impossible,最后去检查的时候才发现应该是i-1，我认为我这次检查方法做的比较好的是我利用cout 打印出每一年的金额和房价<text:span text:style-name="T11">，这样就可以看出来哪里出错了，我感觉这种方法应该多用，可以利用其来检错。</text:span></text:p>
      <text:p text:style-name="P9">2.病人统计这道题思路比较清晰，就是利用不同的年龄段将病人分开，然后统计人数，最后将各个年龄段的人除以总人数，这道题比较麻烦的就是输出百分数，并且百分数还要保留两位小数。</text:p>
      <text:p text:style-name="P9">3.成绩判断这道题就是一个switch语句的简单利用就行了，注意switch后面的语句要加{}</text:p>
      <text:p text:style-name="P9">4.交通方式这道编程题就是要全部使用<text:span text:style-name="T12">double 型的数据，最重要的就是骑车要多加50秒 的准备时间。</text:span></text:p>
      <text:p text:style-name="P10">5数字求和，首先将数组中的各个数与给定的数进行比较，如果他小于给定的数，则要进行加和运算，最后输出结果。</text:p>
      <text:p text:style-name="P10">6.人民币支付这道题主要是运用%和/的组合使用，这道题就是不断的取余和取整。</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marker draw:name="EndMarker_5f_1" draw:display-name="EndMarker_1" svg:viewBox="0 0 20 20" svg:d="M10 0l-10 20h20z"/>
    <draw:marker draw:name="EndMarker_5f_10" draw:display-name="EndMarker_10" svg:viewBox="0 0 20 20" svg:d="M10 0l-10 20h20z"/>
    <draw:marker draw:name="EndMarker_5f_11" draw:display-name="EndMarker_11" svg:viewBox="0 0 20 20" svg:d="M10 0l-10 20h20z"/>
    <draw:marker draw:name="EndMarker_5f_2" draw:display-name="EndMarker_2" svg:viewBox="0 0 20 20" svg:d="M10 0l-10 20h20z"/>
    <draw:marker draw:name="EndMarker_5f_3" draw:display-name="EndMarker_3" svg:viewBox="0 0 20 20" svg:d="M10 0l-10 20h20z"/>
    <draw:marker draw:name="EndMarker_5f_4" draw:display-name="EndMarker_4" svg:viewBox="0 0 20 20" svg:d="M10 0l-10 20h20z"/>
    <draw:marker draw:name="EndMarker_5f_5" draw:display-name="EndMarker_5" svg:viewBox="0 0 20 20" svg:d="M10 0l-10 20h20z"/>
    <draw:marker draw:name="EndMarker_5f_6" draw:display-name="EndMarker_6" svg:viewBox="0 0 20 20" svg:d="M10 0l-10 20h20z"/>
    <draw:marker draw:name="EndMarker_5f_7" draw:display-name="EndMarker_7" svg:viewBox="0 0 20 20" svg:d="M10 0l-10 20h20z"/>
    <draw:marker draw:name="EndMarker_5f_8" draw:display-name="EndMarker_8" svg:viewBox="0 0 20 20" svg:d="M10 0l-10 20h20z"/>
    <draw:marker draw:name="EndMarker_5f_9" draw:display-name="EndMarker_9" svg:viewBox="0 0 20 20" svg:d="M10 0l-10 2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08:20:36.548555415</meta:creation-date>
    <dc:date>2016-04-09T10:45:54.909691672</dc:date>
    <meta:editing-duration>PT4M44S</meta:editing-duration>
    <meta:editing-cycles>2</meta:editing-cycles>
    <meta:generator>LibreOffice/4.2.8.2$Linux_X86_64 LibreOffice_project/420m0$Build-2</meta:generator>
    <meta:document-statistic meta:table-count="0" meta:image-count="0" meta:object-count="0" meta:page-count="13" meta:paragraph-count="225" meta:word-count="1659" meta:character-count="6206" meta:non-whitespace-character-count="4720"/>
  </office:meta>
</office:document-meta>
</file>